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7083in"/>
    </style:style>
    <style:style style:name="Table5.B" style:family="table-column">
      <style:table-column-properties style:column-width="2.75in"/>
    </style:style>
    <style:style style:name="Table5.C" style:family="table-column">
      <style:table-column-properties style:column-width="2.4479in"/>
    </style:style>
    <style:style style:name="Table5.D" style:family="table-column">
      <style:table-column-properties style:column-width="1.020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5208in" fo:margin-left="0.6813in" table:align="left"/>
    </style:style>
    <style:style style:name="Table1.A" style:family="table-column">
      <style:table-column-properties style:column-width="1.3958in"/>
    </style:style>
    <style:style style:name="Table1.B" style:family="table-column">
      <style:table-column-properties style:column-width="1.625in"/>
    </style:style>
    <style:style style:name="Table1.C" style:family="table-column">
      <style:table-column-properties style:column-width="1.5in"/>
    </style:style>
    <style:style style:name="Table1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.A2" style:family="table-cell">
      <style:table-cell-properties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5.3646in" fo:margin-left="0.6083in" fo:margin-right="0.9521in" table:align="margins"/>
    </style:style>
    <style:style style:name="Table2.A" style:family="table-column">
      <style:table-column-properties style:column-width="1.2813in" style:rel-column-width="15652*"/>
    </style:style>
    <style:style style:name="Table2.B" style:family="table-column">
      <style:table-column-properties style:column-width="2.6458in" style:rel-column-width="32322*"/>
    </style:style>
    <style:style style:name="Table2.C" style:family="table-column">
      <style:table-column-properties style:column-width="1.4375in" style:rel-column-width="17561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" style:family="table">
      <style:table-properties style:width="3.5417in" fo:margin-left="1.0146in" table:align="left"/>
    </style:style>
    <style:style style:name="Table12.A" style:family="table-column">
      <style:table-column-properties style:column-width="1.7604in"/>
    </style:style>
    <style:style style:name="Table12.B" style:family="table-column">
      <style:table-column-properties style:column-width="1.781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0625in" fo:margin-left="1.65in" fo:margin-right="2.2125in" table:align="margins"/>
    </style:style>
    <style:style style:name="Table7.A" style:family="table-column">
      <style:table-column-properties style:column-width="1.875in" style:rel-column-width="40123*"/>
    </style:style>
    <style:style style:name="Table7.B" style:family="table-column">
      <style:table-column-properties style:column-width="1.1875in" style:rel-column-width="25412*"/>
    </style:style>
    <style:style style:name="Table7.1" style:family="table-row">
      <style:table-row-properties style:min-row-height="0.25in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7.2" style:family="table-row">
      <style:table-row-properties style:min-row-height="0.0938in"/>
    </style:style>
    <style:style style:name="Table7.A2" style:family="table-cell">
      <style:table-cell-properties fo:padding="0.0201in" fo:border-left="0.05pt solid #000000" fo:border-right="none" fo:border-top="none" fo:border-bottom="0.05pt solid #000000"/>
    </style:style>
    <style:style style:name="Table7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5.3958in" fo:margin-left="0.775in" fo:margin-right="0.7542in" table:align="margins"/>
    </style:style>
    <style:style style:name="Table3.A" style:family="table-column">
      <style:table-column-properties style:column-width="1.3646in" style:rel-column-width="16573*"/>
    </style:style>
    <style:style style:name="Table3.B" style:family="table-column">
      <style:table-column-properties style:column-width="1.5833in" style:rel-column-width="19230*"/>
    </style:style>
    <style:style style:name="Table3.C" style:family="table-column">
      <style:table-column-properties style:column-width="1.3125in" style:rel-column-width="15940*"/>
    </style:style>
    <style:style style:name="Table3.D" style:family="table-column">
      <style:table-column-properties style:column-width="1.1354in" style:rel-column-width="13792*"/>
    </style:style>
    <style:style style:name="Table3.1" style:family="table-row">
      <style:table-row-properties style:min-row-height="0.3438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201in" fo:border="0.05pt solid #000000"/>
    </style:style>
    <style:style style:name="Table3.2" style:family="table-row">
      <style:table-row-properties style:min-row-height="0.3958in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4.8646in" fo:margin-left="0.8167in" fo:margin-right="1.2438in" table:align="margins"/>
    </style:style>
    <style:style style:name="Table4.A" style:family="table-column">
      <style:table-column-properties style:column-width="1.2389in" style:rel-column-width="16690*"/>
    </style:style>
    <style:style style:name="Table4.B" style:family="table-column">
      <style:table-column-properties style:column-width="2.5215in" style:rel-column-width="33969*"/>
    </style:style>
    <style:style style:name="Table4.C" style:family="table-column">
      <style:table-column-properties style:column-width="1.1042in" style:rel-column-width="14876*"/>
    </style:style>
    <style:style style:name="Table4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transparent" fo:padding="0.0201in" fo:border="0.05pt solid #000000">
        <style:background-image/>
      </style:table-cell-properties>
    </style:style>
    <style:style style:name="Table4.A2" style:family="table-cell">
      <style:table-cell-properties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3" style:family="table">
      <style:table-properties style:width="3.1875in" fo:margin-left="1.2854in" table:align="left"/>
    </style:style>
    <style:style style:name="Table13.A" style:family="table-column">
      <style:table-column-properties style:column-width="0.5in"/>
    </style:style>
    <style:style style:name="Table13.B" style:family="table-column">
      <style:table-column-properties style:column-width="2.687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4.8646in" fo:margin-left="0.8167in" fo:margin-right="1.2438in" table:align="margins"/>
    </style:style>
    <style:style style:name="Table10.A" style:family="table-column">
      <style:table-column-properties style:column-width="1.2389in" style:rel-column-width="16690*"/>
    </style:style>
    <style:style style:name="Table10.B" style:family="table-column">
      <style:table-column-properties style:column-width="2.5215in" style:rel-column-width="33969*"/>
    </style:style>
    <style:style style:name="Table10.C" style:family="table-column">
      <style:table-column-properties style:column-width="1.1042in" style:rel-column-width="14876*"/>
    </style:style>
    <style:style style:name="Table10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0.C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0.A2" style:family="table-cell">
      <style:table-cell-properties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5.4375in" fo:margin-left="0.5458in" table:align="left" style:writing-mode="lr-tb"/>
    </style:style>
    <style:style style:name="Table6.A" style:family="table-column">
      <style:table-column-properties style:column-width="0.8542in"/>
    </style:style>
    <style:style style:name="Table6.B" style:family="table-column">
      <style:table-column-properties style:column-width="4.583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2" style:family="table-row">
      <style:table-row-properties style:min-row-height="0.7618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5.4271in" fo:margin-left="0.5354in" table:align="left" style:writing-mode="lr-tb"/>
    </style:style>
    <style:style style:name="Table11.A" style:family="table-column">
      <style:table-column-properties style:column-width="0.8854in"/>
    </style:style>
    <style:style style:name="Table11.B" style:family="table-column">
      <style:table-column-properties style:column-width="4.5417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2" style:family="table-row">
      <style:table-row-properties style:min-row-height="0.7306in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5.2708in" fo:margin-left="0.6917in" fo:margin-right="0.9625in" table:align="margins"/>
    </style:style>
    <style:style style:name="Table14.A" style:family="table-column">
      <style:table-column-properties style:column-width="3.4063in" style:rel-column-width="42351*"/>
    </style:style>
    <style:style style:name="Table14.B" style:family="table-column">
      <style:table-column-properties style:column-width="1.8646in" style:rel-column-width="23184*"/>
    </style:style>
    <style:style style:name="Table14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4.A2" style:family="table-cell">
      <style:table-cell-properties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Normal">
      <style:paragraph-properties fo:text-align="start" style:justify-single-word="false" style:writing-mode="lr-tb"/>
      <style:text-properties fo:color="#000000" style:font-name="Liberation Serif1" fo:font-size="12pt" fo:language="en" fo:country="US" fo:font-weight="normal"/>
    </style:style>
    <style:style style:name="P2" style:family="paragraph" style:parent-style-name="Normal">
      <style:paragraph-properties fo:text-align="start" style:justify-single-word="false" style:writing-mode="lr-tb"/>
      <style:text-properties fo:color="#000000" style:font-name="Liberation Serif1" fo:font-size="12pt" fo:language="en" fo:country="US" fo:font-weight="normal" style:font-weight-asian="normal" style:font-weight-complex="normal"/>
    </style:style>
    <style:style style:name="P3" style:family="paragraph" style:parent-style-name="Normal">
      <style:paragraph-properties fo:text-align="start" style:justify-single-word="false" style:writing-mode="lr-tb"/>
      <style:text-properties fo:color="#000000" style:font-name="Liberation Serif1" fo:font-size="12pt" fo:language="en" fo:country="US" fo:font-weight="bold" style:font-weight-asian="bold" style:font-weight-complex="bold"/>
    </style:style>
    <style:style style:name="P4" style:family="paragraph" style:parent-style-name="Normal">
      <style:paragraph-properties fo:text-align="start" style:justify-single-word="false" style:writing-mode="lr-tb"/>
      <style:text-properties fo:color="#000000" style:font-name="Liberation Serif1" fo:font-size="15pt" fo:language="en" fo:country="US" fo:font-weight="bold"/>
    </style:style>
    <style:style style:name="P5" style:family="paragraph" style:parent-style-name="Normal">
      <style:paragraph-properties fo:text-align="start" style:justify-single-word="false"/>
      <style:text-properties fo:color="#000000" style:font-name="Liberation Serif1" fo:font-size="12pt" fo:font-weight="normal"/>
    </style:style>
    <style:style style:name="P6" style:family="paragraph" style:parent-style-name="Normal">
      <style:text-properties fo:color="#000000" style:font-name="Liberation Serif1" fo:font-size="12pt" fo:language="en" fo:country="US" fo:font-weight="normal"/>
    </style:style>
    <style:style style:name="P7" style:family="paragraph" style:parent-style-name="Normal">
      <style:paragraph-properties fo:text-align="center" style:justify-single-word="false"/>
      <style:text-properties fo:color="#000000" style:font-name="Liberation Serif1" fo:font-size="12pt" fo:language="en" fo:country="US" fo:font-weight="normal"/>
    </style:style>
    <style:style style:name="P8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/>
    </style:style>
    <style:style style:name="P9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216638"/>
    </style:style>
    <style:style style:name="P10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443ff4"/>
    </style:style>
    <style:style style:name="P11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44d9e7"/>
    </style:style>
    <style:style style:name="P12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1156bdb"/>
    </style:style>
    <style:style style:name="P13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1205db9"/>
    </style:style>
    <style:style style:name="P14" style:family="paragraph" style:parent-style-name="Normal">
      <style:text-properties fo:color="#000000" style:font-name="Liberation Serif1" fo:font-size="12pt" fo:language="en" fo:country="US" fo:font-weight="normal" style:font-weight-asian="normal" style:font-weight-complex="normal"/>
    </style:style>
    <style:style style:name="P15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style:font-weight-asian="normal" style:font-weight-complex="normal"/>
    </style:style>
    <style:style style:name="P16" style:family="paragraph" style:parent-style-name="Normal">
      <style:text-properties fo:color="#000000" style:font-name="Liberation Serif1" fo:font-size="12pt" fo:language="en" fo:country="US" fo:font-weight="normal" officeooo:paragraph-rsid="00c446fb"/>
    </style:style>
    <style:style style:name="P17" style:family="paragraph" style:parent-style-name="Normal">
      <style:text-properties fo:color="#000000" style:font-name="Liberation Serif1" fo:font-size="12pt" fo:language="en" fo:country="US" fo:font-weight="normal" officeooo:paragraph-rsid="00c873ac"/>
    </style:style>
    <style:style style:name="P18" style:family="paragraph" style:parent-style-name="Normal">
      <style:text-properties fo:color="#000000" style:font-name="Liberation Serif1" fo:font-size="12pt" fo:language="en" fo:country="US" fo:font-weight="normal" officeooo:rsid="00c873ac" officeooo:paragraph-rsid="00c446fb" style:font-weight-asian="bold" style:font-weight-complex="bold"/>
    </style:style>
    <style:style style:name="P19" style:family="paragraph" style:parent-style-name="Normal">
      <style:text-properties fo:color="#000000" style:font-name="Liberation Serif1" fo:font-size="12pt" fo:language="en" fo:country="US" fo:font-weight="normal" officeooo:paragraph-rsid="00f40901"/>
    </style:style>
    <style:style style:name="P20" style:family="paragraph" style:parent-style-name="Normal">
      <style:text-properties fo:color="#000000" style:font-name="Liberation Serif1" fo:font-size="12pt" fo:language="en" fo:country="US" fo:font-weight="normal" officeooo:paragraph-rsid="00f5dff9"/>
    </style:style>
    <style:style style:name="P21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rsid="010e7e91" officeooo:paragraph-rsid="010e7e91"/>
    </style:style>
    <style:style style:name="P22" style:family="paragraph" style:parent-style-name="Normal">
      <style:text-properties fo:color="#000000" style:font-name="Liberation Serif1" fo:font-size="12pt" fo:language="en" fo:country="US" fo:font-weight="normal" officeooo:rsid="00f44a74" officeooo:paragraph-rsid="00f5dff9"/>
    </style:style>
    <style:style style:name="P23" style:family="paragraph" style:parent-style-name="Normal">
      <style:text-properties fo:color="#000000" style:font-name="Liberation Serif1" fo:font-size="12pt" fo:language="en" fo:country="US" fo:font-weight="bold"/>
    </style:style>
    <style:style style:name="P24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bold"/>
    </style:style>
    <style:style style:name="P25" style:family="paragraph" style:parent-style-name="Normal">
      <style:text-properties fo:color="#000000" style:font-name="Liberation Serif1" fo:font-size="12pt" fo:language="en" fo:country="US" fo:font-weight="bold" style:font-weight-asian="bold" style:font-weight-complex="bold"/>
    </style:style>
    <style:style style:name="P26" style:family="paragraph" style:parent-style-name="Normal">
      <style:text-properties fo:color="#000000" style:font-name="Liberation Serif1" fo:font-size="13pt" fo:language="en" fo:country="US" fo:font-weight="bold" style:font-size-asian="13pt" style:font-weight-asian="bold" style:font-size-complex="13pt" style:font-weight-complex="bold"/>
    </style:style>
    <style:style style:name="P27" style:family="paragraph" style:parent-style-name="Normal">
      <style:paragraph-properties fo:text-align="center" style:justify-single-word="false"/>
      <style:text-properties fo:font-size="15pt" fo:font-weight="bold"/>
    </style:style>
    <style:style style:name="P28" style:family="paragraph" style:parent-style-name="Normal">
      <style:paragraph-properties fo:text-align="start" style:justify-single-word="false"/>
      <style:text-properties fo:font-size="15pt" fo:font-weight="bold"/>
    </style:style>
    <style:style style:name="P29" style:family="paragraph" style:parent-style-name="Normal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0" style:family="paragraph" style:parent-style-name="Normal">
      <style:paragraph-properties fo:text-align="start" style:justify-single-word="false"/>
      <style:text-properties fo:font-size="15pt" fo:font-weight="bold" style:font-size-asian="15pt" style:font-size-complex="15pt"/>
    </style:style>
    <style:style style:name="P31" style:family="paragraph" style:parent-style-name="Normal">
      <style:paragraph-properties fo:text-align="start" style:justify-single-word="false"/>
      <style:text-properties fo:font-size="15pt" fo:font-weight="bold" style:font-weight-asian="bold" style:font-weight-complex="bold"/>
    </style:style>
    <style:style style:name="P32" style:family="paragraph" style:parent-style-name="Normal">
      <style:paragraph-properties fo:text-align="start" style:justify-single-word="false"/>
      <style:text-properties fo:font-size="15pt" fo:font-weight="normal" style:font-weight-asian="normal" style:font-weight-complex="normal"/>
    </style:style>
    <style:style style:name="P33" style:family="paragraph" style:parent-style-name="Normal">
      <style:paragraph-properties fo:text-align="start" style:justify-single-word="false"/>
      <style:text-properties fo:font-size="12pt" fo:font-weight="normal"/>
    </style:style>
    <style:style style:name="P34" style:family="paragraph" style:parent-style-name="Normal">
      <style:paragraph-properties fo:text-align="start" style:justify-single-word="false"/>
      <style:text-properties fo:font-size="12pt" fo:font-weight="normal" officeooo:paragraph-rsid="00a0a882"/>
    </style:style>
    <style:style style:name="P35" style:family="paragraph" style:parent-style-name="Normal">
      <style:paragraph-properties fo:text-align="start" style:justify-single-word="false"/>
      <style:text-properties fo:font-size="12pt" fo:font-weight="normal" officeooo:paragraph-rsid="012d90dc"/>
    </style:style>
    <style:style style:name="P36" style:family="paragraph" style:parent-style-name="Normal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7" style:family="paragraph" style:parent-style-name="Normal">
      <style:paragraph-properties fo:text-align="start" style:justify-single-word="false"/>
      <style:text-properties fo:font-size="12pt" fo:font-weight="normal" style:font-weight-asian="normal" style:font-weight-complex="normal"/>
    </style:style>
    <style:style style:name="P38" style:family="paragraph" style:parent-style-name="Normal">
      <style:paragraph-properties fo:text-align="start" style:justify-single-word="false"/>
      <style:text-properties fo:font-size="12pt" fo:font-weight="normal" officeooo:paragraph-rsid="00918cb0" style:font-weight-asian="normal" style:font-weight-complex="normal"/>
    </style:style>
    <style:style style:name="P39" style:family="paragraph" style:parent-style-name="Normal">
      <style:paragraph-properties fo:text-align="start" style:justify-single-word="false"/>
      <style:text-properties fo:font-size="12pt" fo:font-weight="normal" officeooo:paragraph-rsid="00d19b18" style:font-weight-asian="normal" style:font-weight-complex="normal"/>
    </style:style>
    <style:style style:name="P40" style:family="paragraph" style:parent-style-name="Normal">
      <style:paragraph-properties fo:text-align="start" style:justify-single-word="false"/>
      <style:text-properties fo:font-size="12pt" fo:font-weight="normal" officeooo:rsid="0093d3d0" officeooo:paragraph-rsid="00aa8e6f" style:font-weight-asian="normal" style:font-weight-complex="normal"/>
    </style:style>
    <style:style style:name="P41" style:family="paragraph" style:parent-style-name="Normal">
      <style:paragraph-properties fo:text-align="start" style:justify-single-word="false"/>
      <style:text-properties fo:font-size="12pt" fo:font-weight="normal" officeooo:rsid="00ec7d85" officeooo:paragraph-rsid="00eb4ab6" style:font-weight-asian="normal" style:font-weight-complex="normal"/>
    </style:style>
    <style:style style:name="P42" style:family="paragraph" style:parent-style-name="Normal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3" style:family="paragraph" style:parent-style-name="Normal">
      <style:paragraph-properties fo:text-align="start" style:justify-single-word="false"/>
      <style:text-properties fo:font-size="12pt" fo:font-weight="normal" officeooo:rsid="01320705" officeooo:paragraph-rsid="0138d9a4"/>
    </style:style>
    <style:style style:name="P44" style:family="paragraph" style:parent-style-name="Normal">
      <style:paragraph-properties fo:text-align="start" style:justify-single-word="false"/>
      <style:text-properties fo:font-size="12pt" fo:font-weight="normal" officeooo:rsid="0136db3f" officeooo:paragraph-rsid="0136db3f"/>
    </style:style>
    <style:style style:name="P45" style:family="paragraph" style:parent-style-name="Normal">
      <style:paragraph-properties fo:text-align="start" style:justify-single-word="false"/>
      <style:text-properties fo:font-size="12pt" fo:font-weight="normal" officeooo:rsid="0139cf47" officeooo:paragraph-rsid="013b03b4"/>
    </style:style>
    <style:style style:name="P46" style:family="paragraph" style:parent-style-name="Normal">
      <style:paragraph-properties fo:text-align="start" style:justify-single-word="false"/>
      <style:text-properties fo:font-size="12pt" fo:font-weight="normal" officeooo:rsid="012e25c8" officeooo:paragraph-rsid="0138d9a4"/>
    </style:style>
    <style:style style:name="P47" style:family="paragraph" style:parent-style-name="Normal">
      <style:paragraph-properties fo:text-align="start" style:justify-single-word="false"/>
      <style:text-properties fo:font-size="12pt" fo:font-weight="bold"/>
    </style:style>
    <style:style style:name="P48" style:family="paragraph" style:parent-style-name="Normal">
      <style:paragraph-properties fo:text-align="start" style:justify-single-word="false"/>
      <style:text-properties fo:font-size="12pt" fo:font-weight="bold" officeooo:paragraph-rsid="0067fa49"/>
    </style:style>
    <style:style style:name="P49" style:family="paragraph" style:parent-style-name="Normal">
      <style:paragraph-properties fo:text-align="start" style:justify-single-word="false"/>
      <style:text-properties fo:font-size="12pt" fo:font-weight="bold" style:font-weight-asian="bold" style:font-weight-complex="bold"/>
    </style:style>
    <style:style style:name="P50" style:family="paragraph" style:parent-style-name="Normal">
      <style:paragraph-properties fo:text-align="start" style:justify-single-word="false"/>
      <style:text-properties fo:font-size="12pt" fo:font-weight="bold" officeooo:paragraph-rsid="009286bd" style:font-weight-asian="bold" style:font-weight-complex="bold"/>
    </style:style>
    <style:style style:name="P51" style:family="paragraph" style:parent-style-name="Normal">
      <style:paragraph-properties fo:text-align="start" style:justify-single-word="false"/>
      <style:text-properties fo:font-size="12pt" fo:font-weight="bold" officeooo:paragraph-rsid="00953aa9" style:font-weight-asian="bold" style:font-weight-complex="bold"/>
    </style:style>
    <style:style style:name="P52" style:family="paragraph" style:parent-style-name="Normal">
      <style:paragraph-properties fo:text-align="start" style:justify-single-word="false"/>
      <style:text-properties fo:font-size="12pt" fo:font-weight="bold" officeooo:paragraph-rsid="00aa8e6f" style:font-weight-asian="bold" style:font-weight-complex="bold"/>
    </style:style>
    <style:style style:name="P53" style:family="paragraph" style:parent-style-name="Normal">
      <style:paragraph-properties fo:text-align="start" style:justify-single-word="false"/>
      <style:text-properties fo:font-size="12pt" fo:font-weight="bold" officeooo:paragraph-rsid="00aacb8a" style:font-weight-asian="bold" style:font-weight-complex="bold"/>
    </style:style>
    <style:style style:name="P54" style:family="paragraph" style:parent-style-name="Normal">
      <style:paragraph-properties fo:text-align="start" style:justify-single-word="false"/>
      <style:text-properties fo:font-size="12pt" fo:font-weight="bold" officeooo:paragraph-rsid="00e21713" style:font-weight-asian="bold" style:font-weight-complex="bold"/>
    </style:style>
    <style:style style:name="P55" style:family="paragraph" style:parent-style-name="Normal">
      <style:paragraph-properties fo:text-align="start" style:justify-single-word="false"/>
      <style:text-properties fo:font-size="12pt" fo:font-weight="bold" officeooo:rsid="0093d3d0" officeooo:paragraph-rsid="00e3505b" style:font-weight-asian="bold" style:font-weight-complex="bold"/>
    </style:style>
    <style:style style:name="P56" style:family="paragraph" style:parent-style-name="Normal">
      <style:paragraph-properties fo:text-align="start" style:justify-single-word="false"/>
      <style:text-properties fo:font-size="12pt" fo:font-weight="bold" officeooo:rsid="00e3505b" officeooo:paragraph-rsid="00eb4ab6" style:font-weight-asian="bold" style:font-weight-complex="bold"/>
    </style:style>
    <style:style style:name="P57" style:family="paragraph" style:parent-style-name="Normal">
      <style:paragraph-properties fo:text-align="start" style:justify-single-word="false"/>
      <style:text-properties fo:font-size="12pt" fo:font-weight="bold" officeooo:rsid="00e3505b" officeooo:paragraph-rsid="00ee2693" style:font-weight-asian="bold" style:font-weight-complex="bold"/>
    </style:style>
    <style:style style:name="P58" style:family="paragraph" style:parent-style-name="Normal">
      <style:paragraph-properties fo:text-align="start" style:justify-single-word="false"/>
      <style:text-properties fo:font-size="12pt"/>
    </style:style>
    <style:style style:name="P59" style:family="paragraph" style:parent-style-name="Normal">
      <style:paragraph-properties fo:text-align="start" style:justify-single-word="false"/>
      <style:text-properties fo:font-size="12pt" officeooo:rsid="008c0914" officeooo:paragraph-rsid="008c0914"/>
    </style:style>
    <style:style style:name="P60" style:family="paragraph" style:parent-style-name="Normal">
      <style:paragraph-properties fo:text-align="start" style:justify-single-word="false"/>
      <style:text-properties fo:font-size="12pt" officeooo:rsid="008f0130" officeooo:paragraph-rsid="008f0130"/>
    </style:style>
    <style:style style:name="P61" style:family="paragraph" style:parent-style-name="Normal">
      <style:paragraph-properties fo:text-align="start" style:justify-single-word="false"/>
      <style:text-properties fo:font-size="12pt" officeooo:rsid="0090dc71" officeooo:paragraph-rsid="0090dc71"/>
    </style:style>
    <style:style style:name="P62" style:family="paragraph" style:parent-style-name="Normal">
      <style:paragraph-properties fo:text-align="start" style:justify-single-word="false"/>
      <style:text-properties fo:font-size="12pt" officeooo:rsid="00e07d64" officeooo:paragraph-rsid="00e07d64"/>
    </style:style>
    <style:style style:name="P63" style:family="paragraph" style:parent-style-name="Normal">
      <style:paragraph-properties fo:text-align="start" style:justify-single-word="false"/>
      <style:text-properties fo:font-size="12pt" officeooo:rsid="00e3505b" officeooo:paragraph-rsid="00e3505b"/>
    </style:style>
    <style:style style:name="P64" style:family="paragraph" style:parent-style-name="Normal">
      <style:paragraph-properties fo:text-align="center" style:justify-single-word="false"/>
      <style:text-properties fo:font-size="12pt" officeooo:rsid="00e6336e" officeooo:paragraph-rsid="00e6336e"/>
    </style:style>
    <style:style style:name="P65" style:family="paragraph" style:parent-style-name="Normal">
      <style:paragraph-properties fo:text-align="start" style:justify-single-word="false"/>
    </style:style>
    <style:style style:name="P66" style:family="paragraph" style:parent-style-name="Normal">
      <style:paragraph-properties fo:text-align="center" style:justify-single-word="false"/>
    </style:style>
    <style:style style:name="P67" style:family="paragraph" style:parent-style-name="Normal">
      <style:text-properties style:font-name="Liberation Serif1" fo:font-size="12pt" fo:language="en" fo:country="US" fo:font-weight="normal"/>
    </style:style>
    <style:style style:name="P68" style:family="paragraph" style:parent-style-name="Normal">
      <style:paragraph-properties fo:text-align="start" style:justify-single-word="false"/>
      <style:text-properties style:font-name="Liberation Serif1" fo:font-size="12pt" fo:language="en" fo:country="US" fo:font-weight="normal" officeooo:paragraph-rsid="0067fa49"/>
    </style:style>
    <style:style style:name="P69" style:family="paragraph" style:parent-style-name="Normal">
      <style:paragraph-properties fo:text-align="start" style:justify-single-word="false"/>
      <style:text-properties style:font-name="Liberation Serif1" fo:font-size="12pt"/>
    </style:style>
    <style:style style:name="P70" style:family="paragraph" style:parent-style-name="Normal">
      <style:paragraph-properties fo:text-align="center" style:justify-single-word="false"/>
      <style:text-properties fo:font-weight="bold"/>
    </style:style>
    <style:style style:name="P71" style:family="paragraph" style:parent-style-name="Normal">
      <style:paragraph-properties fo:text-align="center" style:justify-single-word="false"/>
      <style:text-properties fo:color="#0000ff" fo:font-weight="bold"/>
    </style:style>
    <style:style style:name="P72" style:family="paragraph" style:parent-style-name="Normal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73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/>
    </style:style>
    <style:style style:name="P74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67fa49"/>
    </style:style>
    <style:style style:name="P75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6fa46d"/>
    </style:style>
    <style:style style:name="P76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704733"/>
    </style:style>
    <style:style style:name="P7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8446a5"/>
    </style:style>
    <style:style style:name="P78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da9aff"/>
    </style:style>
    <style:style style:name="P79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rsid="008446a5" officeooo:paragraph-rsid="008446a5"/>
    </style:style>
    <style:style style:name="P80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rsid="008446a5" officeooo:paragraph-rsid="008766e5"/>
    </style:style>
    <style:style style:name="P81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rsid="0085c0c4" officeooo:paragraph-rsid="0085c0c4"/>
    </style:style>
    <style:style style:name="P82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rsid="00dc4e3a" officeooo:paragraph-rsid="00de173d"/>
    </style:style>
    <style:style style:name="P83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rsid="00dc4e3a" officeooo:paragraph-rsid="00de47ab"/>
    </style:style>
    <style:style style:name="P84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rsid="00dc4e3a" officeooo:paragraph-rsid="00e07d64"/>
    </style:style>
    <style:style style:name="P85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/>
    </style:style>
    <style:style style:name="P86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8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5pt" fo:font-weight="bold" style:font-size-asian="15pt" style:font-size-complex="15pt"/>
    </style:style>
    <style:style style:name="P88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</style:style>
    <style:style style:name="P89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/>
    </style:style>
    <style:style style:name="P90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67fa49"/>
    </style:style>
    <style:style style:name="P91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6c3cfe"/>
    </style:style>
    <style:style style:name="P92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7168c8"/>
    </style:style>
    <style:style style:name="P93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75a9e4"/>
    </style:style>
    <style:style style:name="P94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7665a4"/>
    </style:style>
    <style:style style:name="P95" style:family="paragraph" style:parent-style-name="Normal">
      <style:paragraph-properties fo:margin-left="0in" fo:margin-right="0in" fo:text-align="center" style:justify-single-word="false" fo:text-indent="0in" style:auto-text-indent="false"/>
    </style:style>
    <style:style style:name="P96" style:family="paragraph" style:parent-style-name="Table_20_Contents">
      <style:text-properties style:font-name="Liberation Serif1" fo:font-size="12pt"/>
    </style:style>
    <style:style style:name="P97" style:family="paragraph" style:parent-style-name="Table_20_Contents">
      <style:paragraph-properties fo:text-align="start" style:justify-single-word="false"/>
      <style:text-properties style:font-name="Liberation Serif1" fo:font-size="12pt"/>
    </style:style>
    <style:style style:name="P98" style:family="paragraph" style:parent-style-name="Table_20_Contents">
      <style:paragraph-properties fo:text-align="start" style:justify-single-word="false"/>
      <style:text-properties style:font-name="Liberation Serif1" fo:font-size="12pt" officeooo:rsid="0028d6a0" officeooo:paragraph-rsid="0028d6a0"/>
    </style:style>
    <style:style style:name="P99" style:family="paragraph" style:parent-style-name="Table_20_Contents">
      <style:paragraph-properties fo:text-align="start" style:justify-single-word="false"/>
      <style:text-properties style:font-name="Liberation Serif1" fo:font-size="12pt" officeooo:rsid="0044d9e7" officeooo:paragraph-rsid="0044d9e7"/>
    </style:style>
    <style:style style:name="P100" style:family="paragraph" style:parent-style-name="Table_20_Contents">
      <style:paragraph-properties fo:text-align="start" style:justify-single-word="false"/>
      <style:text-properties style:font-name="Liberation Serif1" fo:font-size="12pt" officeooo:rsid="003b577d" officeooo:paragraph-rsid="0107c00c"/>
    </style:style>
    <style:style style:name="P101" style:family="paragraph" style:parent-style-name="Table_20_Contents">
      <style:paragraph-properties fo:text-align="start" style:justify-single-word="false"/>
      <style:text-properties style:font-name="Liberation Serif1" fo:font-size="12pt" officeooo:rsid="0107c00c" officeooo:paragraph-rsid="0107c00c"/>
    </style:style>
    <style:style style:name="P102" style:family="paragraph" style:parent-style-name="Table_20_Contents">
      <style:paragraph-properties fo:text-align="start" style:justify-single-word="false"/>
      <style:text-properties style:font-name="Liberation Serif1" fo:font-size="12pt" officeooo:rsid="010d3aeb" officeooo:paragraph-rsid="010d3aeb"/>
    </style:style>
    <style:style style:name="P103" style:family="paragraph" style:parent-style-name="Table_20_Contents">
      <style:paragraph-properties fo:text-align="start" style:justify-single-word="false"/>
      <style:text-properties style:font-name="Liberation Serif1" fo:font-size="12pt" officeooo:rsid="0110f0f0" officeooo:paragraph-rsid="0110f0f0"/>
    </style:style>
    <style:style style:name="P104" style:family="paragraph" style:parent-style-name="Table_20_Contents">
      <style:paragraph-properties fo:text-align="start" style:justify-single-word="false"/>
      <style:text-properties style:font-name="Liberation Serif1" fo:font-size="12pt" officeooo:rsid="004aeebc"/>
    </style:style>
    <style:style style:name="P105" style:family="paragraph" style:parent-style-name="Table_20_Contents">
      <style:paragraph-properties fo:text-align="start" style:justify-single-word="false"/>
      <style:text-properties style:font-name="Liberation Serif1" fo:font-size="12pt" officeooo:rsid="001d32f9" officeooo:paragraph-rsid="001d15f0"/>
    </style:style>
    <style:style style:name="P106" style:family="paragraph" style:parent-style-name="Table_20_Contents">
      <style:paragraph-properties fo:text-align="start" style:justify-single-word="false"/>
      <style:text-properties style:font-name="Liberation Serif1" fo:font-size="12pt" officeooo:rsid="00fdd56d" officeooo:paragraph-rsid="00245582"/>
    </style:style>
    <style:style style:name="P107" style:family="paragraph" style:parent-style-name="Table_20_Contents">
      <style:paragraph-properties fo:text-align="start" style:justify-single-word="false"/>
      <style:text-properties style:font-name="Liberation Serif1" fo:font-size="12pt" officeooo:rsid="0038f5db" officeooo:paragraph-rsid="0028d6a0"/>
    </style:style>
    <style:style style:name="P108" style:family="paragraph" style:parent-style-name="Table_20_Contents">
      <style:paragraph-properties fo:text-align="start" style:justify-single-word="false"/>
      <style:text-properties style:font-name="Liberation Serif1" fo:font-size="12pt" officeooo:rsid="0102c2fd" officeooo:paragraph-rsid="0107c00c"/>
    </style:style>
    <style:style style:name="P109" style:family="paragraph" style:parent-style-name="Table_20_Contents">
      <style:paragraph-properties fo:text-align="start" style:justify-single-word="false"/>
      <style:text-properties style:font-name="Liberation Serif1" fo:font-size="12pt" officeooo:rsid="0115406e" officeooo:paragraph-rsid="0115406e"/>
    </style:style>
    <style:style style:name="P110" style:family="paragraph" style:parent-style-name="Table_20_Contents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216638"/>
    </style:style>
    <style:style style:name="P111" style:family="paragraph" style:parent-style-name="Table_20_Contents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fcc8f6"/>
    </style:style>
    <style:style style:name="P112" style:family="paragraph" style:parent-style-name="Table_20_Contents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1031694"/>
    </style:style>
    <style:style style:name="P113" style:family="paragraph" style:parent-style-name="Table_20_Contents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1114ccb"/>
    </style:style>
    <style:style style:name="P114" style:family="paragraph" style:parent-style-name="Table_20_Contents">
      <style:paragraph-properties fo:text-align="start" style:justify-single-word="false"/>
      <style:text-properties fo:color="#000000" style:font-name="Liberation Serif1" fo:font-size="12pt" fo:language="en" fo:country="US" fo:font-weight="normal" officeooo:rsid="0113284a" officeooo:paragraph-rsid="0113284a"/>
    </style:style>
    <style:style style:name="P115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1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fo:font-size="12pt"/>
    </style:style>
    <style:style style:name="P11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19" style:family="paragraph" style:parent-style-name="Normal" style:list-style-name="L1">
      <style:text-properties fo:color="#000000" style:font-name="Liberation Serif1" fo:font-size="12pt" fo:language="en" fo:country="US" fo:font-weight="normal"/>
    </style:style>
    <style:style style:name="P120" style:family="paragraph" style:parent-style-name="Normal" style:list-style-name="L2">
      <style:text-properties fo:color="#000000" style:font-name="Liberation Serif1" fo:font-size="12pt" fo:language="en" fo:country="US" fo:font-weight="normal"/>
    </style:style>
    <style:style style:name="P121" style:family="paragraph"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2pt" fo:font-weight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f5492" style:font-weight-asian="normal" style:font-weight-complex="normal"/>
    </style:style>
    <style:style style:name="T7" style:family="text">
      <style:text-properties fo:font-weight="normal" officeooo:rsid="0093d3d0" style:font-weight-asian="normal" style:font-weight-complex="normal"/>
    </style:style>
    <style:style style:name="T8" style:family="text">
      <style:text-properties fo:font-weight="normal" officeooo:rsid="00953aa9" style:font-weight-asian="normal" style:font-weight-complex="normal"/>
    </style:style>
    <style:style style:name="T9" style:family="text">
      <style:text-properties fo:font-weight="normal" officeooo:rsid="00a2a8f8" style:font-weight-asian="normal" style:font-weight-complex="normal"/>
    </style:style>
    <style:style style:name="T10" style:family="text">
      <style:text-properties fo:font-weight="normal" officeooo:rsid="00a61017" style:font-weight-asian="normal" style:font-weight-complex="normal"/>
    </style:style>
    <style:style style:name="T11" style:family="text">
      <style:text-properties fo:font-weight="normal" officeooo:rsid="00ae4be6" style:font-weight-asian="normal" style:font-weight-complex="normal"/>
    </style:style>
    <style:style style:name="T12" style:family="text">
      <style:text-properties fo:font-weight="normal" officeooo:rsid="00ce6020" style:font-weight-asian="normal" style:font-weight-complex="normal"/>
    </style:style>
    <style:style style:name="T13" style:family="text">
      <style:text-properties fo:font-weight="normal" officeooo:rsid="00e21713" style:font-weight-asian="normal" style:font-weight-complex="normal"/>
    </style:style>
    <style:style style:name="T14" style:family="text">
      <style:text-properties fo:font-weight="normal" officeooo:rsid="00e486b1" style:font-weight-asian="normal" style:font-weight-complex="normal"/>
    </style:style>
    <style:style style:name="T15" style:family="text">
      <style:text-properties fo:font-weight="normal" officeooo:rsid="00e72a6d" style:font-weight-asian="normal" style:font-weight-complex="normal"/>
    </style:style>
    <style:style style:name="T16" style:family="text">
      <style:text-properties fo:font-weight="normal" officeooo:rsid="00e8f483" style:font-weight-asian="normal" style:font-weight-complex="normal"/>
    </style:style>
    <style:style style:name="T17" style:family="text">
      <style:text-properties fo:font-weight="normal" officeooo:rsid="00ea3b42" style:font-weight-asian="normal" style:font-weight-complex="normal"/>
    </style:style>
    <style:style style:name="T18" style:family="text">
      <style:text-properties fo:font-weight="normal" officeooo:rsid="00ea3cc1" style:font-weight-asian="normal" style:font-weight-complex="normal"/>
    </style:style>
    <style:style style:name="T19" style:family="text">
      <style:text-properties fo:font-weight="normal" officeooo:rsid="00eb4ab6" style:font-weight-asian="normal" style:font-weight-complex="normal"/>
    </style:style>
    <style:style style:name="T20" style:family="text">
      <style:text-properties fo:font-weight="normal" officeooo:rsid="00ec7d85" style:font-weight-asian="normal" style:font-weight-complex="normal"/>
    </style:style>
    <style:style style:name="T21" style:family="text">
      <style:text-properties fo:font-weight="normal" officeooo:rsid="00ec956c" style:font-weight-asian="normal" style:font-weight-complex="normal"/>
    </style:style>
    <style:style style:name="T22" style:family="text">
      <style:text-properties fo:font-weight="normal" officeooo:rsid="00ee2693" style:font-weight-asian="normal" style:font-weight-complex="normal"/>
    </style:style>
    <style:style style:name="T23" style:family="text">
      <style:text-properties fo:font-weight="normal" style:font-size-asian="12pt" style:font-weight-asian="normal" style:font-size-complex="12pt" style:font-weight-complex="normal"/>
    </style:style>
    <style:style style:name="T24" style:family="text">
      <style:text-properties fo:font-weight="normal" officeooo:rsid="0054e5a7"/>
    </style:style>
    <style:style style:name="T25" style:family="text">
      <style:text-properties fo:color="#000000"/>
    </style:style>
    <style:style style:name="T26" style:family="text">
      <style:text-properties fo:color="#000000" style:font-name="Liberation Serif1" fo:font-size="12pt" fo:language="en" fo:country="US" fo:font-weight="normal"/>
    </style:style>
    <style:style style:name="T27" style:family="text">
      <style:text-properties fo:color="#000000" style:font-name="Liberation Serif1" fo:font-size="12pt" fo:language="en" fo:country="US" fo:font-weight="normal" style:font-weight-asian="normal" style:font-weight-complex="normal"/>
    </style:style>
    <style:style style:name="T28" style:family="text">
      <style:text-properties fo:color="#000000" style:font-name="Liberation Serif1" fo:font-size="12pt" fo:language="en" fo:country="US" fo:font-weight="bold" style:font-weight-asian="bold" style:font-weight-complex="bold"/>
    </style:style>
    <style:style style:name="T29" style:family="text">
      <style:text-properties fo:color="#000000" fo:font-weight="normal" style:font-size-asian="12pt" style:font-weight-asian="normal" style:font-size-complex="12pt" style:font-weight-complex="normal"/>
    </style:style>
    <style:style style:name="T30" style:family="text">
      <style:text-properties style:font-name="Liberation Serif1" fo:font-size="12pt" fo:language="en" fo:country="US" fo:font-weight="bold"/>
    </style:style>
    <style:style style:name="T31" style:family="text">
      <style:text-properties style:font-name="Liberation Serif1" fo:font-size="12pt" fo:language="en" fo:country="US" fo:font-weight="normal"/>
    </style:style>
    <style:style style:name="T32" style:family="text">
      <style:text-properties style:font-name="Liberation Serif1" fo:font-size="12pt" fo:language="en" fo:country="US" fo:font-weight="normal" officeooo:rsid="00d63a01"/>
    </style:style>
    <style:style style:name="T33" style:family="text">
      <style:text-properties fo:font-weight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6" style:family="text">
      <style:text-properties fo:font-style="normal" style:font-style-asian="normal" style:font-weight-asian="normal" style:font-style-complex="normal" style:font-weight-complex="normal"/>
    </style:style>
    <style:style style:name="T37" style:family="text">
      <style:text-properties fo:color="#0000ff"/>
    </style:style>
    <style:style style:name="T38" style:family="text">
      <style:text-properties style:font-size-asian="12pt" style:font-size-complex="12pt"/>
    </style:style>
    <style:style style:name="T39" style:family="text">
      <style:text-properties style:font-size-asian="12pt" style:font-weight-asian="bold" style:font-size-complex="12pt" style:font-weight-complex="bold"/>
    </style:style>
    <style:style style:name="T40" style:family="text">
      <style:text-properties style:font-weight-asian="bold" style:font-weight-complex="bold"/>
    </style:style>
    <style:style style:name="T41" style:family="text">
      <style:text-properties officeooo:rsid="00c7fa9c" style:font-weight-asian="bold" style:font-weight-complex="bold"/>
    </style:style>
    <style:style style:name="T42" style:family="text">
      <style:text-properties officeooo:rsid="00cc5a8d" style:font-weight-asian="bold" style:font-weight-complex="bold"/>
    </style:style>
    <style:style style:name="T43" style:family="text">
      <style:text-properties officeooo:rsid="0056f448" style:font-weight-asian="bold" style:font-weight-complex="bold"/>
    </style:style>
    <style:style style:name="T44" style:family="text">
      <style:text-properties style:font-weight-asian="normal" style:font-weight-complex="normal"/>
    </style:style>
    <style:style style:name="T45" style:family="text">
      <style:text-properties officeooo:rsid="00c29ab4" style:font-weight-asian="normal" style:font-weight-complex="normal"/>
    </style:style>
    <style:style style:name="T46" style:family="text">
      <style:text-properties officeooo:rsid="00ce8c6a" style:font-weight-asian="normal" style:font-weight-complex="normal"/>
    </style:style>
    <style:style style:name="T47" style:family="text">
      <style:text-properties officeooo:rsid="001d15f0"/>
    </style:style>
    <style:style style:name="T48" style:family="text">
      <style:text-properties officeooo:rsid="00421820"/>
    </style:style>
    <style:style style:name="T49" style:family="text">
      <style:text-properties officeooo:rsid="0051c538"/>
    </style:style>
    <style:style style:name="T50" style:family="text">
      <style:text-properties officeooo:rsid="00531336"/>
    </style:style>
    <style:style style:name="T51" style:family="text">
      <style:text-properties officeooo:rsid="0054f6c1"/>
    </style:style>
    <style:style style:name="T52" style:family="text">
      <style:text-properties officeooo:rsid="005983cc"/>
    </style:style>
    <style:style style:name="T53" style:family="text">
      <style:text-properties officeooo:rsid="005c6031"/>
    </style:style>
    <style:style style:name="T54" style:family="text">
      <style:text-properties officeooo:rsid="005cab0b"/>
    </style:style>
    <style:style style:name="T55" style:family="text">
      <style:text-properties officeooo:rsid="0062d559"/>
    </style:style>
    <style:style style:name="T56" style:family="text">
      <style:text-properties officeooo:rsid="0069db19"/>
    </style:style>
    <style:style style:name="T57" style:family="text">
      <style:text-properties officeooo:rsid="006e3a9d"/>
    </style:style>
    <style:style style:name="T58" style:family="text">
      <style:text-properties officeooo:rsid="007c6ced"/>
    </style:style>
    <style:style style:name="T59" style:family="text">
      <style:text-properties officeooo:rsid="00809181"/>
    </style:style>
    <style:style style:name="T60" style:family="text">
      <style:text-properties officeooo:rsid="00824a5c"/>
    </style:style>
    <style:style style:name="T61" style:family="text">
      <style:text-properties officeooo:rsid="008c0914"/>
    </style:style>
    <style:style style:name="T62" style:family="text">
      <style:text-properties officeooo:rsid="008f4876"/>
    </style:style>
    <style:style style:name="T63" style:family="text">
      <style:text-properties officeooo:rsid="009286bd"/>
    </style:style>
    <style:style style:name="T64" style:family="text">
      <style:text-properties officeooo:rsid="0097e33b"/>
    </style:style>
    <style:style style:name="T65" style:family="text">
      <style:text-properties officeooo:rsid="0099476c"/>
    </style:style>
    <style:style style:name="T66" style:family="text">
      <style:text-properties officeooo:rsid="009aaaa2"/>
    </style:style>
    <style:style style:name="T67" style:family="text">
      <style:text-properties officeooo:rsid="009c8e16"/>
    </style:style>
    <style:style style:name="T68" style:family="text">
      <style:text-properties officeooo:rsid="009d42f3"/>
    </style:style>
    <style:style style:name="T69" style:family="text">
      <style:text-properties officeooo:rsid="00a0a882"/>
    </style:style>
    <style:style style:name="T70" style:family="text">
      <style:text-properties officeooo:rsid="00a0e918"/>
    </style:style>
    <style:style style:name="T71" style:family="text">
      <style:text-properties officeooo:rsid="00a42acd"/>
    </style:style>
    <style:style style:name="T72" style:family="text">
      <style:text-properties officeooo:rsid="00a432c8"/>
    </style:style>
    <style:style style:name="T73" style:family="text">
      <style:text-properties officeooo:rsid="00a46e9a"/>
    </style:style>
    <style:style style:name="T74" style:family="text">
      <style:text-properties officeooo:rsid="00aab4ef"/>
    </style:style>
    <style:style style:name="T75" style:family="text">
      <style:text-properties officeooo:rsid="00aacb8a"/>
    </style:style>
    <style:style style:name="T76" style:family="text">
      <style:text-properties officeooo:rsid="00b08185"/>
    </style:style>
    <style:style style:name="T77" style:family="text">
      <style:text-properties officeooo:rsid="00b13f86"/>
    </style:style>
    <style:style style:name="T78" style:family="text">
      <style:text-properties officeooo:rsid="00b953bc"/>
    </style:style>
    <style:style style:name="T79" style:family="text">
      <style:text-properties officeooo:rsid="00badc0b"/>
    </style:style>
    <style:style style:name="T80" style:family="text">
      <style:text-properties officeooo:rsid="00bb0e62"/>
    </style:style>
    <style:style style:name="T81" style:family="text">
      <style:text-properties officeooo:rsid="00bd2161"/>
    </style:style>
    <style:style style:name="T82" style:family="text">
      <style:text-properties officeooo:rsid="00be6acc"/>
    </style:style>
    <style:style style:name="T83" style:family="text">
      <style:text-properties officeooo:rsid="00bfe3e5"/>
    </style:style>
    <style:style style:name="T84" style:family="text">
      <style:text-properties officeooo:rsid="00c11d63"/>
    </style:style>
    <style:style style:name="T85" style:family="text">
      <style:text-properties officeooo:rsid="00c1987f"/>
    </style:style>
    <style:style style:name="T86" style:family="text">
      <style:text-properties officeooo:rsid="00dc4e3a"/>
    </style:style>
    <style:style style:name="T87" style:family="text">
      <style:text-properties officeooo:rsid="00e01847"/>
    </style:style>
    <style:style style:name="T88" style:family="text">
      <style:text-properties officeooo:rsid="00e486b1"/>
    </style:style>
    <style:style style:name="T89" style:family="text">
      <style:text-properties officeooo:rsid="00f199ac"/>
    </style:style>
    <style:style style:name="T90" style:family="text">
      <style:text-properties officeooo:rsid="00f2fe87"/>
    </style:style>
    <style:style style:name="T91" style:family="text">
      <style:text-properties officeooo:rsid="00f44a74"/>
    </style:style>
    <style:style style:name="T92" style:family="text">
      <style:text-properties officeooo:rsid="00f9be20"/>
    </style:style>
    <style:style style:name="T93" style:family="text">
      <style:text-properties officeooo:rsid="00fcc8f6"/>
    </style:style>
    <style:style style:name="T94" style:family="text">
      <style:text-properties officeooo:rsid="01031694"/>
    </style:style>
    <style:style style:name="T95" style:family="text">
      <style:text-properties officeooo:rsid="01062c0a"/>
    </style:style>
    <style:style style:name="T96" style:family="text">
      <style:text-properties officeooo:rsid="0107c00c"/>
    </style:style>
    <style:style style:name="T97" style:family="text">
      <style:text-properties officeooo:rsid="0108ec5a"/>
    </style:style>
    <style:style style:name="T98" style:family="text">
      <style:text-properties officeooo:rsid="01104037"/>
    </style:style>
    <style:style style:name="T99" style:family="text">
      <style:text-properties officeooo:rsid="011273dd"/>
    </style:style>
    <style:style style:name="T100" style:family="text">
      <style:text-properties officeooo:rsid="0113284a"/>
    </style:style>
    <style:style style:name="T101" style:family="text">
      <style:text-properties officeooo:rsid="01156bdb"/>
    </style:style>
    <style:style style:name="T102" style:family="text">
      <style:text-properties officeooo:rsid="0117881b"/>
    </style:style>
    <style:style style:name="T103" style:family="text">
      <style:text-properties officeooo:rsid="0118ed1a"/>
    </style:style>
    <style:style style:name="T104" style:family="text">
      <style:text-properties officeooo:rsid="011e5021"/>
    </style:style>
    <style:style style:name="T105" style:family="text">
      <style:text-properties officeooo:rsid="01279c10"/>
    </style:style>
    <style:style style:name="T106" style:family="text">
      <style:text-properties officeooo:rsid="01286b56"/>
    </style:style>
    <style:style style:name="T107" style:family="text">
      <style:text-properties officeooo:rsid="012bdc26"/>
    </style:style>
    <style:style style:name="T108" style:family="text">
      <style:text-properties officeooo:rsid="012d6bb3"/>
    </style:style>
    <style:style style:name="T109" style:family="text">
      <style:text-properties officeooo:rsid="012e25c8"/>
    </style:style>
    <style:style style:name="T110" style:family="text">
      <style:text-properties officeooo:rsid="01309dfb"/>
    </style:style>
    <style:style style:name="T111" style:family="text">
      <style:text-properties officeooo:rsid="01320705"/>
    </style:style>
    <style:style style:name="T112" style:family="text">
      <style:text-properties officeooo:rsid="013b03b4"/>
    </style:style>
    <style:style style:name="T113" style:family="text">
      <style:text-properties officeooo:rsid="013b5e0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7">File Structure of Alphadict Dictionary</text:p>
        <text:p text:style-name="P27">Version 1</text:p>
        <text:p text:style-name="P28"/>
        <text:p text:style-name="P28">Introduce</text:p>
        <text:p text:style-name="P36"/>
        <text:p text:style-name="P35">This file <text:span text:style-name="T107">specifies the </text:span>structure <text:span text:style-name="T108">of dict of AlphaDict <text:s/></text:span>--<text:span text:style-name="T105"> </text:span>a cross-platform open source software. </text:p>
        <text:p text:style-name="P35"><text:span text:style-name="T106">Dict File</text:span> is a binary file with a UTF-8 coding including three areas --Header, Index<text:span text:style-name="T111">, </text:span>and Data. You can make your dictionary easily by using front-end format based on xml (more detail see “front-end_format.xml”) <text:span text:style-name="T110">, </text:span>edit the xml using any editor and convert it to a dictionary of Alphadict by a command tool “AlConvert”.</text:p>
        <text:p text:style-name="P33"/>
        <text:p text:style-name="P43">Index is a <text:s/><text:span text:style-name="T109">tree-like structure, called Index Tree. </text:span></text:p>
        <text:p text:style-name="P46">The Running Time for lookup is O(lgn1+lgn2+..+lgn(L)).</text:p>
        <text:p text:style-name="P45"><text:span text:style-name="T112"><text:s text:c="4"/></text:span>L:<text:span text:style-name="T112"> Length of the word/phrase.</text:span></text:p>
        <text:p text:style-name="P45"><text:span text:style-name="T112"><text:s text:c="4"/>n: </text:span><text:s/><text:span text:style-name="T113">The number of nodes for every level. <text:s/>Usually (n1 &gt; n2 &gt; <text:s/>.. &gt; n(L)).</text:span></text:p>
        <text:p text:style-name="P44"/>
        <text:p text:style-name="P33"/>
        <text:p text:style-name="P33">In November 2013, <text:s/>I wr<text:span text:style-name="T87">o</text:span>te the first draft version 1.</text:p>
        <text:p text:style-name="P33"/>
        <text:p text:style-name="P29">History</text:p>
        <text:p text:style-name="P29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115">version</text:p>
            </table:table-cell>
            <table:table-cell table:style-name="Table5.A1" office:value-type="string">
              <text:p text:style-name="P115">revise</text:p>
            </table:table-cell>
            <table:table-cell table:style-name="Table5.A1" office:value-type="string">
              <text:p text:style-name="P115">author</text:p>
            </table:table-cell>
            <table:table-cell table:style-name="Table5.D1" office:value-type="string">
              <text:p text:style-name="P115">date</text:p>
            </table:table-cell>
          </table:table-row>
          <table:table-row>
            <table:table-cell table:style-name="Table5.A2" office:value-type="string">
              <text:p text:style-name="P116">1</text:p>
            </table:table-cell>
            <table:table-cell table:style-name="Table5.A2" office:value-type="string">
              <text:p text:style-name="P116"/>
            </table:table-cell>
            <table:table-cell table:style-name="Table5.A2" office:value-type="string">
              <text:p text:style-name="P116">LiQiong Lee </text:p>
              <text:p text:style-name="P116">&lt;LiQiong.karotrz.lee@gmail.com&gt;</text:p>
            </table:table-cell>
            <table:table-cell table:style-name="Table5.D2" office:value-type="string">
              <text:p text:style-name="P116">Nov-22-2013</text:p>
            </table:table-cell>
          </table:table-row>
        </table:table>
        <text:p text:style-name="P29"/>
        <text:p text:style-name="P29"/>
        <text:p text:style-name="P33"/>
        <text:p text:style-name="P33"><text:s/></text:p>
        <text:p text:style-name="P28"/>
        <text:p text:style-name="P28"/>
        <text:p text:style-name="P32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><text:soft-page-break/>1<text:tab/>Definitions and Convention</text:p>
        <text:p text:style-name="P28"><text:tab/><text:span text:style-name="T2">For the purposes of this standard, the following definitions and conventions apply.</text:span></text:p>
        <text:p text:style-name="P33"/>
        <text:p text:style-name="P47">1.1<text:tab/>Numerical values </text:p>
        <text:p text:style-name="P28"><text:span text:style-name="T1"><text:tab/></text:span><text:span text:style-name="T2">A numerical value shall be represented in binary notation by 8/16/32/64-bit fields.</text:span></text:p>
        <text:p text:style-name="P33"><text:tab/>The byte order of multi-byte numerical shall be <text:span text:style-name="T35">little-endian</text:span><text:span text:style-name="T34">(</text:span>Least significant byte first). </text:p>
        <text:p text:style-name="P33"/>
        <text:p text:style-name="P33"><text:tab/>For example, the decimal number <text:s/>30600 has (77 88) as its hexadecimal represention and is</text:p>
        <text:p text:style-name="P33"><text:tab/>recorded as (88 77).</text:p>
        <text:p text:style-name="P47"/>
        <text:p text:style-name="P47">1.2<text:tab/><text:span text:style-name="T39">NULL</text:span></text:p>
        <text:p text:style-name="P42"><text:tab/>A null number value shall be represented in binary notation by all-bit being one in a field . It is <text:tab/>const. The NULL of shall be 0xff for 8-bit field, <text:s/>0xffff for 16-bit, oxffffffff for 32-bit. </text:p>
        <text:p text:style-name="P42"/>
        <text:p text:style-name="P47">1.3<text:tab/>W-Char values</text:p>
        <text:p text:style-name="P47"><text:span text:style-name="T5"><text:tab/>A </text:span><text:span text:style-name="T4">variation of numerical value as a </text:span><text:span text:style-name="T24">32</text:span><text:span text:style-name="T4">-bit number representing a character by its unicode value.</text:span></text:p>
        <text:p text:style-name="P28"><text:tab/></text:p>
        <text:p text:style-name="P47">1.4 <text:tab/>Date values<text:tab/></text:p>
        <text:p text:style-name="P33"><text:tab/>A variation of numerical value as a 32-bit number, representing a date. </text:p>
        <text:p text:style-name="P33"><text:tab/>The format shall be satisfied as follows.</text:p>
        <text:p text:style-name="P28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66">BP1</text:p>
            </table:table-cell>
            <table:table-cell table:style-name="Table1.A1" office:value-type="string">
              <text:p text:style-name="P66">BP2</text:p>
            </table:table-cell>
            <table:table-cell table:style-name="Table1.C1" office:value-type="string">
              <text:p text:style-name="P66">BP3 to BP4</text:p>
            </table:table-cell>
          </table:table-row>
          <table:table-row>
            <table:table-cell table:style-name="Table1.A2" office:value-type="string">
              <text:p text:style-name="P95">The Number of Day</text:p>
            </table:table-cell>
            <table:table-cell table:style-name="Table1.A2" office:value-type="string">
              <text:p text:style-name="P66">The Number of Month</text:p>
            </table:table-cell>
            <table:table-cell table:style-name="Table1.C2" office:value-type="string">
              <text:p text:style-name="P7">The Number of Year</text:p>
            </table:table-cell>
          </table:table-row>
        </table:table>
        <text:p text:style-name="P33"><text:tab/></text:p>
        <text:p text:style-name="P28"><text:span text:style-name="T1"><text:tab/></text:span><text:span text:style-name="T2">For example, <text:s/>the hexadecimal numbers (19 0B <text:s/>62 13 ) represents “Nov 25, 1998”.</text:span></text:p>
        <text:p text:style-name="P28"/>
        <text:p text:style-name="P24">1.5<text:tab/>Character sets and coding</text:p>
        <text:p text:style-name="P88"><text:span text:style-name="T30"><text:tab/></text:span><text:span text:style-name="T31">The characters </text:span><text:span text:style-name="T32">and u8string </text:span><text:span text:style-name="T31">shall be coded according to UTF-8.</text:span></text:p>
        <text:p text:style-name="P73"><text:tab/>In each fixed-length filed, the characters shall be left-justified and remaining byte positions on </text:p>
        <text:p text:style-name="P73"><text:tab/>the right shall be set to zero(0).</text:p>
        <text:p text:style-name="P78"><text:tab/><text:span text:style-name="T86">u8string shall include a <text:s/></text:span><text:span text:style-name="T46">the terminating null byte ('\0') at the end, </text:span></text:p>
        <text:p text:style-name="P73"><text:tab/></text:p>
        <text:p text:style-name="P3">1.6<text:tab/>Logical Block </text:p>
        <text:p text:style-name="P3"><text:tab/><text:span text:style-name="T5">A group of 256 bytes treated as a logical unit. Each Logical Block shall be identified by a <text:tab/>unique Logical Block Number. Logical Block Numbers shall be integers assigned in ascending</text:span></text:p>
        <text:p text:style-name="P2"><text:tab/>order starting with 1.</text:p>
        <text:p text:style-name="P2"><text:tab/>The Size of Logical Block should align the sector's size of filesystem, Make driver record a <text:tab/>“significant-data” whithin a or muti sector(s) as possible. 256 is a conservative number. </text:p>
        <text:p text:style-name="P1"><text:tab/></text:p>
        <text:p text:style-name="P4"><text:s/>2<text:tab/>Notation </text:p>
        <text:p text:style-name="P47"><text:span text:style-name="T38"><text:tab/></text:span><text:span text:style-name="T23">BP</text:span><text:span text:style-name="T38"><text:tab/> <text:tab/></text:span><text:span text:style-name="T23">Byte position within a descriptor, starting with 1. </text:span></text:p>
        <text:p text:style-name="P42"/>
        <text:p text:style-name="P32"/>
        <text:p text:style-name="P28"/>
        <text:p text:style-name="P28"/>
        <text:p text:style-name="P28"/>
        <text:p text:style-name="P28"><text:soft-page-break/>3<text:tab/>Header Descriptor</text:p>
        <text:p text:style-name="P34"><text:tab/>The <text:s/>Header Descriptors shall occupy the <text:span text:style-name="T36">first Logical block, and </text:span><text:s/>shall specify the layout of <text:tab/>dictionary file struct<text:span text:style-name="T68">ural</text:span>, shall identify the dictionary, the version of the dictionary, the author , <text:s text:c="14"/></text:p>
        <text:p text:style-name="P34"><text:s text:c="12"/>the source and destination languag<text:span text:style-name="T69">e</text:span> and some other meta informations. </text:p>
        <text:p text:style-name="P33"/>
        <text:p text:style-name="P47">3.1<text:tab/>Format of a Header Descriptors</text:p>
        <text:p text:style-name="P33"><text:tab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58">BP</text:p>
            </table:table-cell>
            <table:table-cell table:style-name="Table2.A1" office:value-type="string">
              <text:p text:style-name="P58">Field name</text:p>
            </table:table-cell>
            <table:table-cell table:style-name="Table2.C1" office:value-type="string">
              <text:p text:style-name="P58">Content</text:p>
            </table:table-cell>
          </table:table-row>
          <table:table-row>
            <table:table-cell table:style-name="Table2.A2" office:value-type="string">
              <text:p text:style-name="P58">1 to 2</text:p>
              <text:p text:style-name="P58"/>
              <text:p text:style-name="P58">3</text:p>
              <text:p text:style-name="P58"/>
              <text:p text:style-name="P58">4 to 7</text:p>
              <text:p text:style-name="P58"/>
              <text:p text:style-name="P58">8 to 67</text:p>
              <text:p text:style-name="P58"/>
              <text:p text:style-name="P58">68 to 69</text:p>
              <text:p text:style-name="P58"/>
              <text:p text:style-name="P58">70 to 129</text:p>
              <text:p text:style-name="P58"/>
              <text:p text:style-name="P58">130 to 133</text:p>
              <text:p text:style-name="P58"/>
              <text:p text:style-name="P58">134 </text:p>
              <text:p text:style-name="P58"/>
              <text:p text:style-name="P58">13<text:span text:style-name="T78">5</text:span> to 1<text:span text:style-name="T78">38</text:span></text:p>
              <text:p text:style-name="P58"/>
              <text:p text:style-name="P58">1<text:span text:style-name="T79">39</text:span> to 14<text:span text:style-name="T79">2</text:span></text:p>
              <text:p text:style-name="P58"/>
              <text:p text:style-name="P58">14<text:span text:style-name="T80">3</text:span> to <text:span text:style-name="T65">157</text:span></text:p>
              <text:p text:style-name="P58"/>
              <text:p text:style-name="P61">1<text:span text:style-name="T80">58</text:span> to <text:span text:style-name="T66">172</text:span></text:p>
              <text:p text:style-name="P61"/>
              <text:p text:style-name="P61">173</text:p>
            </table:table-cell>
            <table:table-cell table:style-name="Table2.A2" office:value-type="string">
              <text:p text:style-name="P58">Magic Word</text:p>
              <text:p text:style-name="P58"/>
              <text:p text:style-name="P58">Header <text:s/>Version</text:p>
              <text:p text:style-name="P58"/>
              <text:p text:style-name="P58">Publish Date</text:p>
              <text:p text:style-name="P58"/>
              <text:p text:style-name="P58">Publisher <text:s/>Identifier</text:p>
              <text:p text:style-name="P58"/>
              <text:p text:style-name="P58">Dict Version</text:p>
              <text:p text:style-name="P58"/>
              <text:p text:style-name="P58">Dict Identifier</text:p>
              <text:p text:style-name="P58"/>
              <text:p text:style-name="P58">Entries</text:p>
              <text:p text:style-name="P58"/>
              <text:p text:style-name="P58">Location of Index Character Area</text:p>
              <text:p text:style-name="P58"/>
              <text:p text:style-name="P58">Location of Index String Area</text:p>
              <text:p text:style-name="P58"/>
              <text:p text:style-name="P58">Location of Data Area</text:p>
              <text:p text:style-name="P58"/>
              <text:p text:style-name="P59">Source Language</text:p>
              <text:p text:style-name="P59"/>
              <text:p text:style-name="P60"><text:span text:style-name="T62">D</text:span>estination Language</text:p>
              <text:p text:style-name="P60"/>
              <text:p text:style-name="P62">Flag<text:span text:style-name="T89">s</text:span></text:p>
            </table:table-cell>
            <table:table-cell table:style-name="Table2.C2" office:value-type="string">
              <text:p text:style-name="P58">0x77 0x88</text:p>
              <text:p text:style-name="P58"/>
              <text:p text:style-name="P58">numerical value</text:p>
              <text:p text:style-name="P58"/>
              <text:p text:style-name="P58">date value</text:p>
              <text:p text:style-name="P58"/>
              <text:p text:style-name="P82">u8string</text:p>
              <text:p text:style-name="P58"/>
              <text:p text:style-name="P58">numerical value</text:p>
              <text:p text:style-name="P58"/>
              <text:p text:style-name="P83">u8string</text:p>
              <text:p text:style-name="P58"/>
              <text:p text:style-name="P58">numerical value</text:p>
              <text:p text:style-name="P58"/>
              <text:p text:style-name="P58">numerical value</text:p>
              <text:p text:style-name="P58"/>
              <text:p text:style-name="P58">numerical value</text:p>
              <text:p text:style-name="P58"/>
              <text:p text:style-name="P58">numerical value</text:p>
              <text:p text:style-name="P58"/>
              <text:p text:style-name="P82">u8string</text:p>
              <text:p text:style-name="P60"/>
              <text:p text:style-name="P82">u8string</text:p>
              <text:p text:style-name="P82"/>
              <text:p text:style-name="P84">numerical value</text:p>
            </table:table-cell>
          </table:table-row>
        </table:table>
        <text:p text:style-name="P33"/>
        <text:p text:style-name="P47">3.1.1<text:tab/>Publish Date (BP 4 to 7)</text:p>
        <text:p text:style-name="P47"><text:tab/><text:span text:style-name="T5">This field shall specify the published date of the dictionary.</text:span></text:p>
        <text:p text:style-name="P47"/>
        <text:p text:style-name="P47">3.1.2<text:tab/>Publisher Identifier(BP 8 to 67)</text:p>
        <text:p text:style-name="P37"><text:tab/>This field shall specify an identification of the dictionary owner or maker.</text:p>
        <text:p text:style-name="P37"/>
        <text:p text:style-name="P49">3.1.3<text:tab/>Dict Version (BP 68 to 69)</text:p>
        <text:p text:style-name="P37"><text:tab/>This field shall specify as an 16-bit number an identification of the version of the dictionary.</text:p>
        <text:p text:style-name="P37"/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117">BP 68</text:p>
            </table:table-cell>
            <table:table-cell table:style-name="Table12.B1" office:value-type="string">
              <text:p text:style-name="P117">BP 69</text:p>
            </table:table-cell>
          </table:table-row>
          <table:table-row>
            <table:table-cell table:style-name="Table12.A2" office:value-type="string">
              <text:p text:style-name="P37">Major Ve<text:span text:style-name="T70">r</text:span>sion <text:s/>Number</text:p>
            </table:table-cell>
            <table:table-cell table:style-name="Table12.B2" office:value-type="string">
              <text:p text:style-name="P37">Minor Version Number</text:p>
            </table:table-cell>
          </table:table-row>
        </table:table>
        <text:p text:style-name="P37"/>
        <text:p text:style-name="P37"/>
        <text:p text:style-name="P49"><text:soft-page-break/>3.1.4<text:tab/>Dict Identifier (BP 70 to 129)</text:p>
        <text:p text:style-name="P39"><text:tab/>This field shall specify an identification for the dictionary.</text:p>
        <text:p text:style-name="P47"/>
        <text:p text:style-name="P49">3.1.5<text:tab/>Entries (BP 130 to 133)</text:p>
        <text:p text:style-name="P47"><text:span text:style-name="T40"><text:tab/></text:span><text:span text:style-name="T5">This field shall sp</text:span><text:span text:style-name="T9">e</text:span><text:span text:style-name="T5">cify as a 32-bit number how many items in the Data Area.</text:span></text:p>
        <text:p text:style-name="P49"/>
        <text:p text:style-name="P49">3.1.6<text:tab/>Location of Index Character Area (BP 134 )</text:p>
        <text:p text:style-name="P37"><text:tab/>This field shall specify as a <text:span text:style-name="T81">8</text:span>-bit number the Logical Block Number of the First Logical Block <text:tab/>allocated to Index Area. if non-existent, shall be <text:span text:style-name="T38">NULL</text:span>.</text:p>
        <text:p text:style-name="P47"/>
        <text:p text:style-name="P49">3.1.7<text:tab/>Location of Index String Area (BP 13<text:span text:style-name="T82">5</text:span> to 1<text:span text:style-name="T82">38</text:span>)</text:p>
        <text:p text:style-name="P37"><text:tab/>This field shall specify as a 32-bit number the Logical Block Number of the First Logical Block <text:tab/>allocated to Index String Area. if non-existent, shall be <text:span text:style-name="T38">NULL</text:span>.</text:p>
        <text:p text:style-name="P49"/>
        <text:p text:style-name="P49">3.1.8<text:tab/>Location of Data Area (BP 1<text:span text:style-name="T83">39</text:span> to 1<text:span text:style-name="T63">42</text:span>)</text:p>
        <text:p text:style-name="P49"><text:tab/><text:span text:style-name="T5">This field shall specify as a 32-bit number the Logical Block Number of the First Logical Block </text:span></text:p>
        <text:p text:style-name="P49"><text:tab/><text:span text:style-name="T5">allocated to Data Area, which contains data items.</text:span></text:p>
        <text:p text:style-name="P49"/>
        <text:p text:style-name="P50">3.1.<text:span text:style-name="T74">9</text:span><text:tab/><text:span text:style-name="T61">Source Language and <text:s/>Destination Language </text:span><text:s/>(BP 1<text:span text:style-name="T63">43</text:span> to 1<text:span text:style-name="T84">57</text:span>)</text:p>
        <text:p text:style-name="P51"><text:tab/><text:span text:style-name="T5">This </text:span><text:span text:style-name="T7">two </text:span><text:span text:style-name="T5">field</text:span><text:span text:style-name="T7">s</text:span><text:span text:style-name="T5"> shall specify </text:span><text:span text:style-name="T7">which language</text:span><text:span text:style-name="T8">(Source Language)</text:span><text:span text:style-name="T7"> this dictionary should translate <text:s text:c="5"/></text:span></text:p>
        <text:p text:style-name="P51"><text:span text:style-name="T7"><text:s text:c="12"/>to which language</text:span><text:span text:style-name="T8">(Destination Language)</text:span><text:span text:style-name="T7">.</text:span></text:p>
        <text:p text:style-name="P38"/>
        <text:p text:style-name="P53">3.1.<text:span text:style-name="T74">10</text:span><text:tab/><text:span text:style-name="T75">Number of <text:s/>Index Character</text:span> (BP 1<text:span text:style-name="T85">58</text:span> to 1<text:span text:style-name="T67">72</text:span>)</text:p>
        <text:p text:style-name="P52"><text:tab/><text:span text:style-name="T5">This field shall specify </text:span><text:span text:style-name="T11">as a 32-bit number how many index characters in Index Character Area. </text:span></text:p>
        <text:p text:style-name="P40"/>
        <text:p text:style-name="P54">3.1.<text:span text:style-name="T74">11</text:span><text:tab/><text:span text:style-name="T75">Number of <text:s/>Index Character</text:span> (BP 1<text:span text:style-name="T67">73</text:span>)</text:p>
        <text:p text:style-name="P55"><text:tab/><text:span text:style-name="T5">This field shall specify </text:span><text:span text:style-name="T11">as a </text:span><text:span text:style-name="T13">8</text:span><text:span text:style-name="T11">-bit number </text:span><text:span text:style-name="T13">flag of special feature.</text:span></text:p>
        <text:p text:style-name="P55"><text:span text:style-name="T13"><text:tab/></text:span><text:span text:style-name="T11"> </text:span></text:p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P63">7 <text:s text:c="14"/>.. <text:s text:c="21"/>1</text:p>
            </table:table-cell>
            <table:table-cell table:style-name="Table7.B1" office:value-type="string">
              <text:p text:style-name="P63">0</text:p>
            </table:table-cell>
          </table:table-row>
          <table:table-row table:style-name="Table7.2">
            <table:table-cell table:style-name="Table7.A2" office:value-type="string">
              <text:p text:style-name="P64">reserve</text:p>
            </table:table-cell>
            <table:table-cell table:style-name="Table7.B2" office:value-type="string">
              <text:p text:style-name="P63"><text:span text:style-name="T88">d</text:span>uplicate index</text:p>
            </table:table-cell>
          </table:table-row>
        </table:table>
        <text:p text:style-name="P55"/>
        <text:p text:style-name="P56"><text:span text:style-name="T14"><text:s text:c="12"/></text:span><text:span text:style-name="T88">duplicate index : <text:s/></text:span><text:span text:style-name="T15">If there </text:span><text:span text:style-name="T21">are</text:span><text:span text:style-name="T15"> <text:s/>duplicat</text:span><text:span text:style-name="T16">e</text:span><text:span text:style-name="T15"> indexes </text:span><text:span text:style-name="T21">– – </text:span><text:span text:style-name="T17">it is </text:span><text:span text:style-name="T18">a </text:span><text:span text:style-name="T17">unpleasant feature. </text:span></text:p>
        <text:p text:style-name="P57"><text:span text:style-name="T17"><text:s text:c="16"/></text:span><text:span text:style-name="T19">for example, <text:s/></text:span><text:span text:style-name="T22">two items</text:span><text:span text:style-name="T19"> : <text:s/>boy: <text:s/>explantion1; <text:s text:c="2"/>boy: <text:s/>explantion2</text:span></text:p>
        <text:p text:style-name="P56"><text:span text:style-name="T19"><text:s text:c="16"/></text:span><text:span text:style-name="T20">if 'boy' was looked up, shall show <text:s/>“explantion1 + explantion2”.</text:span></text:p>
        <text:p text:style-name="P41"/>
        <text:p text:style-name="P118">3.2<text:tab/>The Layout of <text:s/>Dictionary File Struct<text:span text:style-name="T64">ure</text:span>:</text:p>
        <text:p text:style-name="P65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P58">Header Descriptor</text:p>
            </table:table-cell>
            <table:table-cell table:style-name="Table3.A1" office:value-type="string">
              <text:p text:style-name="P58">Index Character Area</text:p>
            </table:table-cell>
            <table:table-cell table:style-name="Table3.A1" office:value-type="string">
              <text:p text:style-name="P58">Index String Area</text:p>
            </table:table-cell>
            <table:table-cell table:style-name="Table3.D1" office:value-type="string">
              <text:p text:style-name="P58">Data Area</text:p>
            </table:table-cell>
          </table:table-row>
          <table:table-row table:style-name="Table3.2">
            <table:table-cell table:style-name="Table3.A2" office:value-type="string">
              <text:p text:style-name="P58">BLOCK 1</text:p>
            </table:table-cell>
            <table:table-cell table:style-name="Table3.A2" office:value-type="string">
              <text:p text:style-name="P58">BLOCK 2 to <text:s/>n</text:p>
            </table:table-cell>
            <table:table-cell table:style-name="Table3.A2" office:value-type="string">
              <text:p text:style-name="P58">BLOCK n to m</text:p>
            </table:table-cell>
            <table:table-cell table:style-name="Table3.D2" office:value-type="string">
              <text:p text:style-name="P58">BLOCK m to k</text:p>
            </table:table-cell>
          </table:table-row>
        </table:table>
        <text:p text:style-name="P31"/>
        <text:p text:style-name="P49"/>
        <text:p text:style-name="P49"/>
        <text:p text:style-name="P49"/>
        <text:p text:style-name="P49"/>
        <text:p text:style-name="P49"/>
        <text:p text:style-name="P49"/>
        <text:p text:style-name="P30"><text:soft-page-break/>4<text:tab/>Index <text:s/>Area</text:p>
        <text:p text:style-name="P47"><text:tab/><text:span text:style-name="T4">The first Logical Block of Index Area shall follow the Logical Block of Header Descriptor and <text:tab/>it shall be specified in Header Descriptor too. There are two kinds of Index, one is Index <text:tab/>Character, the other one is Index String.</text:span></text:p>
        <text:p text:style-name="P33"/>
        <text:p text:style-name="P72">4.1<text:tab/>Index Character Area</text:p>
        <text:p text:style-name="P33"><text:s/><text:tab/>It is a tree structure as follows.</text:p>
        <text:p text:style-name="P33"><text:tab/></text:p>
        <text:p text:style-name="P33"><draw:line text:anchor-type="paragraph" draw:z-index="0" draw:style-name="gr1" draw:text-style-name="P121" svg:x1="1.9209in" svg:y1="0.1764in" svg:x2="1.15in" svg:y2="0.4366in"><text:p/></draw:line><draw:line text:anchor-type="paragraph" draw:z-index="1" draw:style-name="gr1" draw:text-style-name="P121" svg:x1="1.9209in" svg:y1="0.1764in" svg:x2="1.5563in" svg:y2="0.4366in"><text:p/></draw:line><draw:line text:anchor-type="paragraph" draw:z-index="2" draw:style-name="gr1" draw:text-style-name="P121" svg:x1="1.9209in" svg:y1="0.1764in" svg:x2="2.0563in" svg:y2="0.4992in"><text:p/></draw:line><draw:line text:anchor-type="paragraph" draw:z-index="3" draw:style-name="gr1" draw:text-style-name="P121" svg:x1="1.9209in" svg:y1="0.1764in" svg:x2="2.4937in" svg:y2="0.489in"><text:p/></draw:line><draw:line text:anchor-type="paragraph" draw:z-index="4" draw:style-name="gr1" draw:text-style-name="P121" svg:x1="2.7335in" svg:y1="0.4579in" svg:x2="3.2543in" svg:y2="0.1661in"><text:p/></draw:line><draw:line text:anchor-type="paragraph" draw:z-index="5" draw:style-name="gr1" draw:text-style-name="P121" svg:x1="3.2543in" svg:y1="0.3953in" svg:x2="3.2543in" svg:y2="0.1661in"><text:p/></draw:line><draw:line text:anchor-type="paragraph" draw:z-index="6" draw:style-name="gr1" draw:text-style-name="P121" svg:x1="3.6606in" svg:y1="0.4579in" svg:x2="3.2543in" svg:y2="0.1661in"><text:p/></draw:line><draw:line text:anchor-type="paragraph" draw:z-index="7" draw:style-name="gr1" draw:text-style-name="P121" svg:x1="4.2957in" svg:y1="0.1453in" svg:x2="3.9311in" svg:y2="0.4681in"><text:p/></draw:line><draw:line text:anchor-type="paragraph" draw:z-index="8" draw:style-name="gr1" draw:text-style-name="P121" svg:x1="4.4622in" svg:y1="0.4264in" svg:x2="4.2957in" svg:y2="0.1453in"><text:p/></draw:line><draw:line text:anchor-type="paragraph" draw:z-index="9" draw:style-name="gr1" draw:text-style-name="P121" svg:x1="4.9413in" svg:y1="0.4996in" svg:x2="4.2957in" svg:y2="0.1453in"><text:p/></draw:line><text:tab/><text:tab/><text:tab/>‏ <text:s text:c="8"/>a <text:s text:c="30"/>b <text:s text:c="22"/>c<text:tab/><text:tab/> <text:s text:c="5"/><text:span text:style-name="T34">--- level 1</text:span></text:p>
        <text:p text:style-name="P33"/>
        <text:p text:style-name="P33"><draw:line text:anchor-type="paragraph" draw:z-index="10" draw:style-name="gr1" draw:text-style-name="P121" svg:x1="0.8165in" svg:y1="0.4248in" svg:x2="1.0146in" svg:y2="0.1366in"><text:p/></draw:line><draw:line text:anchor-type="paragraph" draw:z-index="11" draw:style-name="gr1" draw:text-style-name="P121" svg:x1="1.3272in" svg:y1="0.4457in" svg:x2="1.0146in" svg:y2="0.1366in"><text:p/></draw:line><draw:line text:anchor-type="paragraph" draw:z-index="12" draw:style-name="gr1" draw:text-style-name="P121" svg:x1="1.0146in" svg:y1="0.4248in" svg:x2="1.0146in" svg:y2="0.1366in"><text:p/></draw:line><draw:line text:anchor-type="paragraph" draw:z-index="13" draw:style-name="gr1" draw:text-style-name="P121" svg:x1="2.8063in" svg:y1="0.4386in" svg:x2="3.2228in" svg:y2="0.1575in"><text:p/></draw:line><draw:line text:anchor-type="paragraph" draw:z-index="14" draw:style-name="gr1" draw:text-style-name="P121" svg:x1="3.1189in" svg:y1="0.4386in" svg:x2="3.2232in" svg:y2="0.1575in"><text:p/></draw:line><draw:line text:anchor-type="paragraph" draw:z-index="15" draw:style-name="gr1" draw:text-style-name="P121" svg:x1="3.2854in" svg:y1="0.1681in" svg:x2="3.7335in" svg:y2="0.4492in"><text:p/></draw:line><draw:line text:anchor-type="paragraph" draw:z-index="16" draw:style-name="gr1" draw:text-style-name="P121" svg:x1="3.4835in" svg:y1="0.4492in" svg:x2="3.2854in" svg:y2="0.1575in"><text:p/></draw:line><draw:line text:anchor-type="paragraph" draw:z-index="17" draw:style-name="gr1" draw:text-style-name="P121" svg:x1="3.2854in" svg:y1="0.4492in" svg:x2="3.2854in" svg:y2="0.1575in"><text:p/></draw:line><text:tab/><text:tab/>b <text:tab/>c<text:tab/>d<text:tab/>e <text:s text:c="2"/>a<text:tab/> <text:s text:c="5"/>b<text:tab/> <text:s text:c="3"/>c <text:s text:c="3"/>a <text:s text:c="2"/><text:tab/>b<text:tab/>c <text:s text:c="3"/><text:span text:style-name="T34">--- level 2‎‎</text:span></text:p>
        <text:p text:style-name="P33"/>
        <text:p text:style-name="P33"><text:tab/> <text:s text:c="4"/>a <text:s text:c="4"/>b <text:s/>.. <text:s/>z<text:tab/> <text:s text:c="29"/>a <text:s text:c="5"/>c <text:s text:c="2"/>.. <text:s text:c="2"/>y <text:s text:c="2"/>z <text:s text:c="34"/><text:span text:style-name="T34">--- level 3 </text:span><text:s text:c="8"/></text:p>
        <text:p text:style-name="P70"/>
        <text:p text:style-name="P70"><text:tab/><text:span text:style-name="T37">Figure 4-1</text:span></text:p>
        <text:p text:style-name="P71"/>
        <text:p text:style-name="P65"><text:span text:style-name="T33"><text:tab/></text:span><text:span text:style-name="T5">A Index, which also is a prefix, consists of the nest Index Characters among different level <text:tab/>along the tree. The Content of a Index is</text:span><text:span text:style-name="T27"> all the words or phrases beginning with that .If a Index <text:tab/>is only a word or phrase, not a prefix for any word, the content is meaningless.</text:span></text:p>
        <text:p text:style-name="P15"/>
        <text:p text:style-name="P15"><text:tab/>If a Index is a phrase, should use SPACE character as a concat character connecting words.</text:p>
        <text:p text:style-name="P15"/>
        <text:p text:style-name="P65"><text:span text:style-name="T5"><text:tab/></text:span><text:span text:style-name="T4">The data structure of a Index Character calls Index Item which </text:span><text:span text:style-name="T26">shall be a fix-lengt</text:span><text:span text:style-name="T4">h record. The <text:tab/>Index Items shall be recorded at together</text:span>. <text:span text:style-name="T4"><text:s/></text:span></text:p>
        <text:p text:style-name="P65"/>
        <text:p text:style-name="P47">4.1.1<text:tab/>Format of Index Item</text:p>
        <text:p text:style-name="P5"/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73">BP</text:p>
            </table:table-cell>
            <table:table-cell table:style-name="Table4.A1" office:value-type="string">
              <text:p text:style-name="P73">Field name</text:p>
            </table:table-cell>
            <table:table-cell table:style-name="Table4.C1" office:value-type="string">
              <text:p text:style-name="P73">Content</text:p>
            </table:table-cell>
          </table:table-row>
          <table:table-row>
            <table:table-cell table:style-name="Table4.A2" office:value-type="string">
              <text:p text:style-name="P73">1 to <text:span text:style-name="T49">4</text:span></text:p>
              <text:p text:style-name="P73"/>
              <text:p text:style-name="P73"><text:span text:style-name="T49">5</text:span> to <text:span text:style-name="T49">8</text:span></text:p>
              <text:p text:style-name="P88"/>
              <text:p text:style-name="P73"><text:span text:style-name="T50">9</text:span> to <text:span text:style-name="T50">10</text:span></text:p>
            </table:table-cell>
            <table:table-cell table:style-name="Table4.A2" office:value-type="string">
              <text:p text:style-name="P73">Index Character</text:p>
              <text:p text:style-name="P73"/>
              <text:p text:style-name="P73"><text:span text:style-name="T31">Loc</text:span><text:span text:style-name="T25">ation</text:span></text:p>
              <text:p text:style-name="P73"/>
              <text:p text:style-name="P73">Length of Content</text:p>
            </table:table-cell>
            <table:table-cell table:style-name="Table4.C2" office:value-type="string">
              <text:p text:style-name="P73">w-char</text:p>
              <text:p text:style-name="P73"/>
              <text:p text:style-name="P73">numerical</text:p>
              <text:p text:style-name="P73"/>
              <text:p text:style-name="P89">numerical</text:p>
            </table:table-cell>
          </table:table-row>
        </table:table>
        <text:p text:style-name="P6"/>
        <text:p text:style-name="P25">4.1.2<text:tab/>Index Character (BP 1 to <text:span text:style-name="T51">4</text:span>)</text:p>
        <text:p text:style-name="P6"><text:tab/>The interpretation of this field depends as follows on whether Index is a word/phrase or not.</text:p>
        <text:p text:style-name="P6"><text:tab/></text:p>
        <text:p text:style-name="P6"><text:tab/>If Index Character set to 0, it shall mean this Index(except this 0 Index Character) is a</text:p>
        <text:p text:style-name="P6"><text:tab/>word/phr<text:span text:style-name="T71">a</text:span>se :</text:p>
        <text:p text:style-name="P6"><text:tab/> <text:s text:c="2"/>– <text:s text:c="3"/>The Location Field shall specify the address allocated to this word in Data Area.</text:p>
        <text:p text:style-name="P19"><text:s text:c="12"/>– <text:s text:c="2"/>The Length of Content shall set to 0.</text:p>
        <text:p text:style-name="P6"><text:tab/>otherwise, <text:s/>the Index Character field shall set as a <text:span text:style-name="T72">32</text:span>-bit number to the u<text:span text:style-name="T73">tf-32(ucs)</text:span> value of a<text:tab/> <text:tab/>descending index character.</text:p>
        <text:p text:style-name="P6"/>
        <text:p text:style-name="P20"><text:s text:c="10"/><text:span text:style-name="T91">If a Index are both 'Index' and 'Word', shall put a 0 Index Character in its content area. If there <text:s text:c="5"/></text:span></text:p>
        <text:p text:style-name="P22"><text:s text:c="10"/>are duplicate Indexes, shall use 0 Index Characters too. </text:p>
        <text:p text:style-name="P6"/>
        <text:p text:style-name="P6"/>
        <text:p text:style-name="P23"><text:soft-page-break/><text:span text:style-name="T40">4.1.3<text:tab/>Location <text:s/>(BP </text:span><text:span text:style-name="T43">5</text:span><text:span text:style-name="T40"> to </text:span><text:span text:style-name="T43">8</text:span><text:span text:style-name="T40">)</text:span></text:p>
        <text:p text:style-name="P6"><text:tab/>This field shall specify as a 32-bit number address in bytes allocated to the Index. Address <text:tab/>should be the relative address (offset to base address of every area).</text:p>
        <text:p text:style-name="P6"/>
        <text:p text:style-name="P6"><text:tab/>The interpretation of this field depends as follows on whether Index is a word/phrase or not.</text:p>
        <text:p text:style-name="P6"><text:tab/>If this Index Item is only a word/phrase(means it does<text:span text:style-name="T90">n</text:span>'t contain any Index Item), it shall mean: </text:p>
        <text:list xml:id="list5800626687181813330" text:style-name="L1">
          <text:list-item>
            <text:list>
              <text:list-item>
                <text:p text:style-name="P119">The Location Field shall specify the address allocated to this word in Data Area.</text:p>
              </text:list-item>
              <text:list-item>
                <text:p text:style-name="P119">The Length of Content shall set to 0.</text:p>
              </text:list-item>
            </text:list>
          </text:list-item>
        </text:list>
        <text:p text:style-name="P6"><text:tab/>otherwise, it shall mean:</text:p>
        <text:list xml:id="list3245238759964200109" text:style-name="L2">
          <text:list-item>
            <text:list>
              <text:list-item>
                <text:p text:style-name="P120">The Location Field shall specify the address allocated to the content of this index within either Index Character Area or Index String Area.</text:p>
              </text:list-item>
              <text:list-item>
                <text:p text:style-name="P120">The Length of Content shall specify the number of Index Item within the Index's content.</text:p>
              </text:list-item>
            </text:list>
          </text:list-item>
        </text:list>
        <text:p text:style-name="P6"><text:tab/>– <text:s text:c="3"/>The Location Field should conf<text:span text:style-name="T76">or</text:span>m the following format.</text:p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office:value-type="string">
              <text:p text:style-name="P96">31 <text:s text:c="12"/></text:p>
            </table:table-cell>
            <table:table-cell table:style-name="Table13.B1" office:value-type="string">
              <text:p text:style-name="P96"><text:span text:style-name="T77">30</text:span> <text:s text:c="54"/>0 <text:s text:c="4"/></text:p>
            </table:table-cell>
          </table:table-row>
          <table:table-row>
            <table:table-cell table:style-name="Table13.A2" office:value-type="string">
              <text:p text:style-name="P96">Flag</text:p>
            </table:table-cell>
            <table:table-cell table:style-name="Table13.B2" office:value-type="string">
              <text:p text:style-name="P96"><text:s text:c="17"/>Address</text:p>
            </table:table-cell>
          </table:table-row>
        </table:table>
        <text:p text:style-name="P6"><text:tab/></text:p>
        <text:p text:style-name="P6"><text:tab/> <text:s text:c="6"/>Flag has two values “0” and “1”.</text:p>
        <text:p text:style-name="P6"><text:tab/> <text:s text:c="13"/>0 : specifying the address in Index Character Area.</text:p>
        <text:p text:style-name="P6"><text:s text:c="20"/>1 : specifying the address in Index String Area.</text:p>
        <text:p text:style-name="P6"/>
        <text:p text:style-name="P25">4.1.4<text:tab/>Length of Content <text:s/>(BP <text:span text:style-name="T52">9</text:span> to <text:span text:style-name="T52">10</text:span>)</text:p>
        <text:p text:style-name="Normal"><text:span text:style-name="T28"><text:tab/></text:span><text:span text:style-name="T27">This field shall specify as a 16-bit number the number of Index Items within the Index's </text:span></text:p>
        <text:p text:style-name="P14"><text:tab/>Content. If non-existent Content(for hash item), shall be NULL.</text:p>
        <text:p text:style-name="P14"/>
        <text:p text:style-name="P26">4.2<text:tab/>Index String Area</text:p>
        <text:p text:style-name="P16"><text:span text:style-name="T44"><text:tab/>A Index String is </text:span><text:span text:style-name="T45">the rest of </text:span><text:span text:style-name="T44">target string in dictionary. </text:span><text:span text:style-name="T40">The data structure of a Index String calls</text:span></text:p>
        <text:p text:style-name="P17"><text:span text:style-name="T40"><text:s text:c="9"/>Index Item which shall be a varied-length record. </text:span><text:span text:style-name="T41"><text:s/>Index Item are recorded within a </text:span><text:span text:style-name="T42">BLOCK.</text:span></text:p>
        <text:p text:style-name="P18"/>
        <text:p text:style-name="P25">4.2.1<text:tab/>Format of Index Item</text:p>
        <text:p text:style-name="P5"/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>
            <table:table-cell table:style-name="Table10.A1" office:value-type="string">
              <text:p text:style-name="P73">BP</text:p>
            </table:table-cell>
            <table:table-cell table:style-name="Table10.A1" office:value-type="string">
              <text:p text:style-name="P73">Field name</text:p>
            </table:table-cell>
            <table:table-cell table:style-name="Table10.C1" office:value-type="string">
              <text:p text:style-name="P73">Content</text:p>
            </table:table-cell>
          </table:table-row>
          <table:table-row>
            <table:table-cell table:style-name="Table10.A2" office:value-type="string">
              <text:p text:style-name="P73">1 to 4</text:p>
              <text:p text:style-name="P73"/>
              <text:p text:style-name="P73">5 </text:p>
              <text:p text:style-name="P73"/>
              <text:p text:style-name="P73">5 to </text:p>
              <text:p text:style-name="P73">(4+LEN_S )</text:p>
            </table:table-cell>
            <table:table-cell table:style-name="Table10.A2" office:value-type="string">
              <text:p text:style-name="P73">Location in Data Area</text:p>
              <text:p text:style-name="P73"/>
              <text:p text:style-name="P73">The Length of String (LEN_S)</text:p>
              <text:p text:style-name="P73"/>
              <text:p text:style-name="P73"/>
              <text:p text:style-name="P73">Index String</text:p>
            </table:table-cell>
            <table:table-cell table:style-name="Table10.C2" office:value-type="string">
              <text:p text:style-name="P89">numerical</text:p>
              <text:p text:style-name="P89"/>
              <text:p text:style-name="P73">numerical</text:p>
              <text:p text:style-name="P73"/>
              <text:p text:style-name="P73"/>
              <text:p text:style-name="P73">characters</text:p>
            </table:table-cell>
          </table:table-row>
        </table:table>
        <text:p text:style-name="P23"/>
        <text:p text:style-name="P25">4.2.4<text:tab/>Location in Data Area ( BP 1 to 4)</text:p>
        <text:p text:style-name="P25"><text:tab/><text:span text:style-name="T5">This field shall specify as a 32-bit number the address in bytes allocated to the Index String in <text:tab/>Data Area.</text:span></text:p>
        <text:p text:style-name="P23"/>
        <text:p text:style-name="P25">4.2.2<text:tab/>The Length of String (BP 5 to <text:span text:style-name="T53">6</text:span>)</text:p>
        <text:p text:style-name="P25"><text:tab/><text:span text:style-name="T5">This field shall specify as a 8-bit number the length of Index String. </text:span></text:p>
        <text:p text:style-name="P14"><text:tab/>If this field sets to 0, it shall mean the Index in Index Character Area is a word/phrase.</text:p>
        <text:p text:style-name="P14"/>
        <text:p text:style-name="P14"/>
        <text:p text:style-name="P25"><text:soft-page-break/>4.2.3<text:tab/>Index String [ BP <text:span text:style-name="T54">5</text:span> to (5+LEN_S) ]</text:p>
        <text:p text:style-name="P25"><text:tab/><text:span text:style-name="T5">This field shall specify as </text:span><text:span text:style-name="T12">utf-8 </text:span><text:span text:style-name="T6">string </text:span><text:span text:style-name="T5">the rest of word or phrase in dictionary.</text:span></text:p>
        <text:p text:style-name="P25"><text:s text:c="9"/><text:span text:style-name="T10">A item should be within a block. </text:span></text:p>
        <text:p text:style-name="P25"/>
        <text:p text:style-name="P25">4.3<text:tab/>Example for Index Area Layout</text:p>
        <text:p text:style-name="P67"><text:span text:style-name="T25"><text:tab/>Here is a example: <text:s/>There are</text:span> four words <text:span text:style-name="T25">a</text:span> English dictionary : “abb” at 1024, “abba” at 1124, <text:tab/>“alpha” at 1224, <text:s/>“daa” at 1324, “dict” at 1424, <text:s text:c="2"/><text:span text:style-name="T92">a two duplicate </text:span>“<text:span text:style-name="T92">daa”s at <text:s/>1524 and 1624. <text:s/></text:span><text:s/></text:p>
        <text:p text:style-name="P73"><text:tab/></text:p>
        <text:p text:style-name="P73"><text:tab/>Index Character Area (Block 2) :</text:p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Normal">address</text:p>
            </table:table-cell>
            <table:table-cell table:style-name="Table6.B1" office:value-type="string">
              <text:p text:style-name="P6">Index Item <text:s/>(12 bytes)</text:p>
            </table:table-cell>
          </table:table-row>
          <table:table-row table:style-name="Table6.2">
            <table:table-cell table:style-name="Table6.A2" office:value-type="string">
              <text:p text:style-name="P104">0</text:p>
            </table:table-cell>
            <table:table-cell table:style-name="Table6.B2" office:value-type="string">
              <text:p text:style-name="P97">0061(a) <text:s text:c="10"/><text:span text:style-name="T47">14</text:span> <text:s text:c="22"/>2 <text:s text:c="17"/></text:p>
              <text:p text:style-name="P97"/>
              <text:p text:style-name="P69">0064(d) <text:s text:c="10"/><text:span text:style-name="T48">46</text:span> <text:s text:c="22"/>2 <text:s text:c="33"/></text:p>
            </table:table-cell>
          </table:table-row>
          <table:table-row>
            <table:table-cell table:style-name="Table6.A2" office:value-type="string">
              <text:p text:style-name="P105">14</text:p>
              <text:p text:style-name="P97"/>
              <text:p text:style-name="P97"/>
              <text:p text:style-name="P97"/>
              <text:p text:style-name="P106">28</text:p>
              <text:p text:style-name="P98"/>
              <text:p text:style-name="P107">32</text:p>
              <text:p text:style-name="P97"/>
              <text:p text:style-name="P100"><text:s text:c="3"/></text:p>
              <text:p text:style-name="P100"/>
              <text:p text:style-name="P108">3C</text:p>
              <text:p text:style-name="P97"/>
              <text:p text:style-name="P102">46</text:p>
              <text:p text:style-name="P97"/>
              <text:p text:style-name="P99"><text:s text:c="4"/></text:p>
              <text:p text:style-name="P99"/>
              <text:p text:style-name="P102">5A</text:p>
              <text:p text:style-name="P103"/>
              <text:p text:style-name="P103">6E</text:p>
            </table:table-cell>
            <table:table-cell table:style-name="Table6.B2" office:value-type="string">
              <text:p text:style-name="P97">0062(b) <text:s text:c="10"/><text:span text:style-name="T95">28</text:span> <text:s text:c="22"/>1 <text:s text:c="24"/></text:p>
              <text:p text:style-name="P97"/>
              <text:p text:style-name="P9">006C(l) <text:s text:c="10"/><text:span text:style-name="T104">3C</text:span> <text:s text:c="22"/>1 <text:s/></text:p>
              <text:p text:style-name="P9">----------------------------------------------------------- <text:s text:c="4"/></text:p>
              <text:p text:style-name="P110">0062(b) <text:s text:c="9"/><text:span text:style-name="T95">32</text:span> <text:s text:c="23"/>2</text:p>
              <text:p text:style-name="P9">----------------------------------------------------------- <text:s text:c="5"/></text:p>
              <text:p text:style-name="P111"><text:span text:style-name="T93">0 <text:s text:c="18"/>1024</text:span> <text:s text:c="21"/><text:span text:style-name="T93">0</text:span> <text:s text:c="11"/></text:p>
              <text:p text:style-name="P21"/>
              <text:p text:style-name="P112"><text:span text:style-name="T55">00</text:span>61(a) <text:s text:c="8"/><text:span text:style-name="T94">1124 <text:s text:c="21"/>0</text:span></text:p>
              <text:p text:style-name="P13">-----------------------------------------------------------</text:p>
              <text:p text:style-name="P9">0070(p) <text:s text:c="10"/>0x1000000<text:span text:style-name="T96">0</text:span> <text:s text:c="7"/>1 <text:s text:c="6"/></text:p>
              <text:p text:style-name="P9">----------------------------------------------------------- <text:s text:c="5"/></text:p>
              <text:p text:style-name="P8">0061(a) <text:s text:c="9"/><text:span text:style-name="T98">5A</text:span> <text:s text:c="23"/>1 <text:s text:c="8"/></text:p>
              <text:p text:style-name="P8"/>
              <text:p text:style-name="P12">0079(i) <text:s text:c="10"/><text:span text:style-name="T101">0x10000007</text:span> <text:s text:c="8"/>1 <text:s text:c="30"/></text:p>
              <text:p text:style-name="P10">----------------------------------------------------------- <text:s text:c="6"/></text:p>
              <text:p text:style-name="P11">0061(a) <text:s text:c="10"/><text:span text:style-name="T99">6E</text:span> <text:s text:c="22"/><text:span text:style-name="T100">3</text:span> <text:s text:c="22"/></text:p>
              <text:p text:style-name="P113">----------------------------------------------------------- <text:s/></text:p>
              <text:p text:style-name="P114">0 <text:s text:c="19"/>1324 <text:s text:c="21"/>0</text:p>
              <text:p text:style-name="P114">0 <text:s text:c="19"/>1524 <text:s text:c="21"/>0</text:p>
              <text:p text:style-name="P114">0 <text:s text:c="19"/>1624 <text:s text:c="21"/>0</text:p>
            </table:table-cell>
          </table:table-row>
        </table:table>
        <text:p text:style-name="P73"/>
        <text:p text:style-name="P73"><text:tab/>Index String Area (Block 3) :</text:p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97">Address</text:p>
            </table:table-cell>
            <table:table-cell table:style-name="Table11.B1" office:value-type="string">
              <text:p text:style-name="P8">Index Item</text:p>
            </table:table-cell>
          </table:table-row>
          <table:table-row table:style-name="Table11.2">
            <table:table-cell table:style-name="Table11.A2" office:value-type="string">
              <text:p text:style-name="P101">0</text:p>
              <text:p text:style-name="P97"/>
              <text:p text:style-name="P109">7</text:p>
            </table:table-cell>
            <table:table-cell table:style-name="Table11.B2" office:value-type="string">
              <text:p text:style-name="P97"><text:span text:style-name="T97">1224</text:span> <text:s text:c="5"/>2 <text:s text:c="6"/>ha <text:s text:c="16"/></text:p>
              <text:p text:style-name="P97"/>
              <text:p text:style-name="P97"><text:span text:style-name="T103">1424</text:span> <text:s text:c="5"/><text:span text:style-name="T102">2</text:span> <text:s text:c="7"/><text:span text:style-name="T102">c</text:span>t</text:p>
            </table:table-cell>
          </table:table-row>
        </table:table>
        <text:p text:style-name="P73"/>
        <text:p text:style-name="P85"/>
        <text:p text:style-name="P85"><text:tab/>Data Area <text:s/>(Block 4):</text:p>
        <text:p text:style-name="P85"/>
        <text:p text:style-name="P85"/>
        <text:p text:style-name="P85"/>
        <text:p text:style-name="P87"><text:soft-page-break/>5<text:tab/>Data Area</text:p>
        <text:p text:style-name="P87"><text:tab/><text:span text:style-name="T3">Data Area shall follow the Index Area, Its location is specified in Header Descriptor. It contains <text:s/></text:span></text:p>
        <text:p text:style-name="P86"><text:tab/>all contents of words. Data Item is a unit to record a word's content, which is a varied-length <text:tab/>record. <text:span text:style-name="T58">To make things simple, record both length of a string and string which don't have a '\0' at <text:tab/>the end.</text:span></text:p>
        <text:p text:style-name="P86"/>
        <text:p text:style-name="P47">5.1<text:tab/>Format of Data Item</text:p>
        <text:p text:style-name="P48"><text:tab/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74">Field name</text:p>
            </table:table-cell>
            <table:table-cell table:style-name="Table14.B1" office:value-type="string">
              <text:p text:style-name="P74">Content</text:p>
            </table:table-cell>
          </table:table-row>
          <table:table-row>
            <table:table-cell table:style-name="Table14.A2" office:value-type="string">
              <text:p text:style-name="P74">The Length of <text:span text:style-name="T57">Word/Phrase</text:span> <text:span text:style-name="T56">(LEN_S)</text:span></text:p>
              <text:p text:style-name="P74"/>
              <text:p text:style-name="P74"><text:s/><text:span text:style-name="T57">Word/Phrase</text:span> String</text:p>
              <text:p text:style-name="P74"/>
              <text:p text:style-name="P75">The Length of <text:span text:style-name="T25">Phonetic Characters</text:span> <text:span text:style-name="T56">(LEN_P)</text:span></text:p>
              <text:p text:style-name="P74"/>
              <text:p text:style-name="P92">Phonetic Characters</text:p>
              <text:p text:style-name="P92"/>
              <text:p text:style-name="P93">The Length of <text:s/>Explanation<text:span text:style-name="T56">(LEN_P)</text:span></text:p>
              <text:p text:style-name="P93"/>
              <text:p text:style-name="P94">Explanation</text:p>
            </table:table-cell>
            <table:table-cell table:style-name="Table14.B2" office:value-type="string">
              <text:p text:style-name="P91"><text:span text:style-name="T59">8-bit </text:span>numerical</text:p>
              <text:p text:style-name="P90"/>
              <text:p text:style-name="P76">characters</text:p>
              <text:p text:style-name="P74"/>
              <text:p text:style-name="P76"><text:span text:style-name="T60">8-bit </text:span>numerical</text:p>
              <text:p text:style-name="P77"/>
              <text:p text:style-name="P79">characters</text:p>
              <text:p text:style-name="P79"/>
              <text:p text:style-name="P81">16-bit numerical</text:p>
              <text:p text:style-name="P81"/>
              <text:p text:style-name="P80">characters</text:p>
            </table:table-cell>
          </table:table-row>
        </table:table>
        <text:p text:style-name="P68"><text:span text:style-name="Strong_20_Emphasis"><text:span text:style-name="T29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Normal" style:family="paragraph"/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in" fo:margin-bottom="0.083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Strong_20_Emphasis_5f_text_5f_text_5f_text_5f_text_5f_text" style:display-name="Strong Emphasis_text_text_text_text_text" style:family="text">
      <style:text-properties fo:font-weight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joni </meta:initial-creator>
    <meta:creation-date>2013-11-14T10:56:16</meta:creation-date>
    <dc:date>2014-08-11T15:43:31.667869895</dc:date>
    <meta:editing-duration>P1DT6H23M48S</meta:editing-duration>
    <meta:editing-cycles>2456</meta:editing-cycles>
    <meta:document-statistic meta:table-count="12" meta:image-count="0" meta:object-count="0" meta:page-count="8" meta:paragraph-count="292" meta:word-count="1845" meta:character-count="11894" meta:non-whitespace-character-count="8953"/>
  </office:meta>
</office:document-meta>
</file>